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423cm" fo:min-width="8.769cm"/>
      <style:paragraph-properties style:writing-mode="lr-tb"/>
    </style:style>
    <style:style style:name="gr2" style:family="graphic" style:parent-style-name="Problem">
      <style:graphic-properties draw:textarea-vertical-align="middle" draw:auto-grow-height="false" fo:min-height="2.925cm" fo:min-width="3.627cm"/>
      <style:paragraph-properties style:writing-mode="lr-tb"/>
    </style:style>
    <style:style style:name="gr3" style:family="graphic" style:parent-style-name="Problem">
      <style:graphic-properties draw:textarea-vertical-align="middle" draw:auto-grow-height="false" fo:min-height="2.925cm" fo:min-width="5.85cm"/>
      <style:paragraph-properties style:writing-mode="lr-tb"/>
    </style:style>
    <style:style style:name="gr4" style:family="graphic" style:parent-style-name="Problem_20_Group">
      <style:graphic-properties draw:textarea-vertical-align="middle" draw:auto-grow-height="false" fo:min-height="3.56cm" fo:min-width="6.167cm"/>
      <style:paragraph-properties style:writing-mode="lr-tb"/>
    </style:style>
    <style:style style:name="gr5" style:family="graphic" style:parent-style-name="objectwithoutfill">
      <style:graphic-properties draw:marker-end="Arrowheads_20_1" draw:marker-end-width="0.3cm" draw:fill="none" draw:textarea-vertical-align="middle"/>
    </style:style>
    <style:style style:name="gr6" style:family="graphic" style:parent-style-name="Solution_20_Group">
      <style:graphic-properties draw:textarea-vertical-align="middle" draw:auto-grow-height="false" fo:min-height="1.655cm" fo:min-width="2.675cm"/>
      <style:paragraph-properties style:writing-mode="lr-tb"/>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objectwithoutfill">
      <style:graphic-properties draw:marker-end="Arrowheads_20_3" draw:marker-end-width="0.3cm" draw:fill="none" draw:textarea-vertical-align="middle"/>
    </style:style>
    <style:style style:name="gr9" style:family="graphic" style:parent-style-name="Solution">
      <style:graphic-properties draw:textarea-vertical-align="middle" draw:auto-grow-height="false" fo:min-height="4.512cm" fo:min-width="5.215cm"/>
      <style:paragraph-properties style:writing-mode="lr-tb"/>
    </style:style>
    <style:style style:name="gr10" style:family="graphic" style:parent-style-name="objectwithoutfill">
      <style:graphic-properties draw:marker-end="Arrowheads_20_4" draw:marker-end-width="0.3cm" draw:fill="none" draw:textarea-vertical-align="middle"/>
    </style:style>
    <style:style style:name="gr11" style:family="graphic" style:parent-style-name="Solution">
      <style:graphic-properties draw:textarea-vertical-align="middle" draw:auto-grow-height="false" fo:min-height="2.925cm" fo:min-width="3.945cm"/>
      <style:paragraph-properties style:writing-mode="lr-tb"/>
    </style:style>
    <style:style style:name="gr12" style:family="graphic" style:parent-style-name="objectwithoutfill">
      <style:graphic-properties draw:marker-end="Arrowheads_20_5" draw:marker-end-width="0.3cm" draw:fill="none" draw:textarea-vertical-align="middle"/>
    </style:style>
    <style:style style:name="gr13" style:family="graphic" style:parent-style-name="Problem">
      <style:graphic-properties draw:textarea-vertical-align="middle" draw:auto-grow-height="false" fo:min-height="2.925cm" fo:min-width="4.262cm"/>
      <style:paragraph-properties style:writing-mode="lr-tb"/>
    </style:style>
    <style:style style:name="gr14" style:family="graphic" style:parent-style-name="Problem">
      <style:graphic-properties draw:textarea-vertical-align="middle" draw:auto-grow-height="false" fo:min-height="2.607cm" fo:min-width="2.992cm"/>
      <style:paragraph-properties style:writing-mode="lr-tb"/>
    </style:style>
    <style:style style:name="gr15" style:family="graphic" style:parent-style-name="Problem">
      <style:graphic-properties draw:textarea-vertical-align="middle" draw:auto-grow-height="false" fo:min-height="2.925cm" fo:min-width="3.31cm"/>
      <style:paragraph-properties style:writing-mode="lr-tb"/>
    </style:style>
    <style:style style:name="gr16" style:family="graphic" style:parent-style-name="objectwithoutfill">
      <style:graphic-properties draw:marker-end="Arrowheads_20_6" draw:marker-end-width="0.3cm" draw:fill="none" draw:textarea-vertical-align="middle"/>
    </style:style>
    <style:style style:name="gr17" style:family="graphic" style:parent-style-name="objectwithoutfill">
      <style:graphic-properties draw:marker-end="Arrowheads_20_8" draw:marker-end-width="0.3cm" draw:fill="none" draw:textarea-vertical-align="middle"/>
    </style:style>
    <style:style style:name="gr18" style:family="graphic" style:parent-style-name="objectwithoutfill">
      <style:graphic-properties draw:marker-end="Arrowheads_20_9" draw:marker-end-width="0.3cm" draw:fill="none" draw:textarea-vertical-align="middle"/>
    </style:style>
    <style:style style:name="gr19" style:family="graphic" style:parent-style-name="Problem">
      <style:graphic-properties draw:textarea-vertical-align="middle" draw:auto-grow-height="false" fo:min-height="2.925cm" fo:min-width="6.485cm"/>
      <style:paragraph-properties style:writing-mode="lr-tb"/>
    </style:style>
    <style:style style:name="gr20" style:family="graphic" style:parent-style-name="Problem">
      <style:graphic-properties draw:textarea-vertical-align="middle" draw:auto-grow-height="false" fo:min-height="2.925cm" fo:min-width="6.167cm"/>
      <style:paragraph-properties style:writing-mode="lr-tb"/>
    </style:style>
    <style:style style:name="gr21" style:family="graphic" style:parent-style-name="Solution">
      <style:graphic-properties draw:textarea-vertical-align="middle" draw:auto-grow-height="false" fo:min-height="2.925cm" fo:min-width="4.58cm"/>
      <style:paragraph-properties style:writing-mode="lr-tb"/>
    </style:style>
    <style:style style:name="gr22" style:family="graphic" style:parent-style-name="objectwithoutfill">
      <style:graphic-properties draw:marker-end="Arrowheads_20_10" draw:marker-end-width="0.3cm" draw:fill="none" draw:textarea-vertical-align="middle"/>
    </style:style>
    <style:style style:name="gr23" style:family="graphic" style:parent-style-name="Solution">
      <style:graphic-properties draw:textarea-vertical-align="middle" draw:auto-grow-height="false" fo:min-height="3.56cm" fo:min-width="5.85cm"/>
      <style:paragraph-properties style:writing-mode="lr-tb"/>
    </style:style>
    <style:style style:name="gr24" style:family="graphic" style:parent-style-name="Problem">
      <style:graphic-properties draw:textarea-vertical-align="middle" draw:auto-grow-height="false" fo:min-height="3.242cm" fo:min-width="4.898cm"/>
      <style:paragraph-properties style:writing-mode="lr-tb"/>
    </style:style>
    <style:style style:name="gr25" style:family="graphic" style:parent-style-name="objectwithoutfill">
      <style:graphic-properties draw:marker-end="Arrowheads_20_11" draw:marker-end-width="0.3cm" draw:fill="none" draw:textarea-vertical-align="middle"/>
    </style:style>
    <style:style style:name="gr26" style:family="graphic" style:parent-style-name="objectwithoutfill">
      <style:graphic-properties draw:marker-end="Arrowheads_20_12" draw:marker-end-width="0.3cm" draw:fill="none" draw:textarea-vertical-align="middle"/>
    </style:style>
    <style:style style:name="gr27" style:family="graphic" style:parent-style-name="objectwithoutfill">
      <style:graphic-properties draw:marker-end="Arrowheads_20_13" draw:marker-end-width="0.3cm" draw:fill="none" draw:textarea-vertical-align="middle"/>
    </style:style>
    <style:style style:name="gr28" style:family="graphic" style:parent-style-name="objectwithoutfill">
      <style:graphic-properties draw:marker-end="Arrowheads_20_14" draw:marker-end-width="0.3cm" draw:fill="none" draw:textarea-vertical-align="middle"/>
    </style:style>
    <style:style style:name="gr29" style:family="graphic" style:parent-style-name="objectwithoutfill">
      <style:graphic-properties draw:marker-end="Arrowheads_20_15" draw:marker-end-width="0.3cm" draw:fill="none" draw:textarea-vertical-align="middle"/>
    </style:style>
    <style:style style:name="gr30" style:family="graphic" style:parent-style-name="Problem">
      <style:graphic-properties draw:textarea-vertical-align="middle" draw:auto-grow-height="false" fo:min-height="2.29cm" fo:min-width="6.167cm"/>
      <style:paragraph-properties style:writing-mode="lr-tb"/>
    </style:style>
    <style:style style:name="gr31" style:family="graphic" style:parent-style-name="objectwithoutfill">
      <style:graphic-properties draw:marker-end="Arrowheads_20_16" draw:marker-end-width="0.3cm" draw:fill="none" draw:textarea-vertical-align="middle"/>
    </style:style>
    <style:style style:name="gr32" style:family="graphic" style:parent-style-name="Solution">
      <style:graphic-properties draw:textarea-vertical-align="middle" draw:auto-grow-height="false" fo:min-height="2.607cm" fo:min-width="7.437cm"/>
      <style:paragraph-properties style:writing-mode="lr-tb"/>
    </style:style>
    <style:style style:name="gr33" style:family="graphic" style:parent-style-name="Solution">
      <style:graphic-properties draw:textarea-vertical-align="middle" draw:auto-grow-height="false" fo:min-height="2.608cm" fo:min-width="4.58cm"/>
      <style:paragraph-properties style:writing-mode="lr-tb"/>
    </style:style>
    <style:style style:name="gr34" style:family="graphic" style:parent-style-name="objectwithoutfill">
      <style:graphic-properties draw:marker-end="Arrowheads_20_18" draw:marker-end-width="0.3cm" draw:fill="none" draw:textarea-vertical-align="middle"/>
    </style:style>
    <style:style style:name="gr35" style:family="graphic" style:parent-style-name="objectwithoutfill">
      <style:graphic-properties draw:marker-end="Arrowheads_20_19" draw:marker-end-width="0.3cm" draw:fill="none" draw:textarea-vertical-align="middle"/>
    </style:style>
    <style:style style:name="gr36" style:family="graphic" style:parent-style-name="objectwithoutfill">
      <style:graphic-properties draw:marker-end="Arrowheads_20_20" draw:marker-end-width="0.3cm" draw:fill="none" draw:textarea-vertical-align="middle"/>
    </style:style>
    <style:style style:name="gr37" style:family="graphic" style:parent-style-name="Solution">
      <style:graphic-properties draw:textarea-vertical-align="middle" draw:auto-grow-height="false" fo:min-height="4.195cm" fo:min-width="4.898cm"/>
      <style:paragraph-properties style:writing-mode="lr-tb"/>
    </style:style>
    <style:style style:name="gr38" style:family="graphic" style:parent-style-name="objectwithoutfill">
      <style:graphic-properties draw:marker-end="Arrowheads_20_23" draw:marker-end-width="0.3cm" draw:fill="none" draw:textarea-vertical-align="middle"/>
    </style:style>
    <style:style style:name="gr39" style:family="graphic" style:parent-style-name="Problem">
      <style:graphic-properties draw:textarea-vertical-align="middle" draw:auto-grow-height="false" fo:min-height="4.513cm" fo:min-width="4.58cm"/>
      <style:paragraph-properties style:writing-mode="lr-tb"/>
    </style:style>
    <style:style style:name="gr40" style:family="graphic" style:parent-style-name="objectwithoutfill">
      <style:graphic-properties draw:marker-end="Arrowheads_20_24" draw:marker-end-width="0.3cm" draw:fill="none" draw:textarea-vertical-align="middle"/>
    </style:style>
    <style:style style:name="gr41" style:family="graphic" style:parent-style-name="Solution">
      <style:graphic-properties draw:textarea-vertical-align="middle" draw:auto-grow-height="false" fo:min-height="6.1cm" fo:min-width="5.85cm"/>
      <style:paragraph-properties style:writing-mode="lr-tb"/>
    </style:style>
    <style:style style:name="gr42" style:family="graphic" style:parent-style-name="objectwithoutfill">
      <style:graphic-properties draw:marker-end="Arrowheads_20_25" draw:marker-end-width="0.3cm" draw:fill="none" draw:textarea-vertical-align="middle"/>
    </style:style>
    <style:style style:name="gr43" style:family="graphic" style:parent-style-name="Problem">
      <style:graphic-properties draw:textarea-vertical-align="middle" draw:auto-grow-height="false" fo:min-height="2.925cm" fo:min-width="5.215cm"/>
      <style:paragraph-properties style:writing-mode="lr-tb"/>
    </style:style>
    <style:style style:name="gr44" style:family="graphic" style:parent-style-name="Solution">
      <style:graphic-properties draw:textarea-vertical-align="middle" draw:auto-grow-height="false" fo:min-height="2.926cm" fo:min-width="7.755cm"/>
      <style:paragraph-properties style:writing-mode="lr-tb"/>
    </style:style>
    <style:style style:name="gr45" style:family="graphic" style:parent-style-name="objectwithoutfill">
      <style:graphic-properties draw:marker-end="Arrowheads_20_26" draw:marker-end-width="0.3cm" draw:fill="none" draw:textarea-vertical-align="middle"/>
    </style:style>
    <style:style style:name="gr46" style:family="graphic" style:parent-style-name="Solution_20_Group">
      <style:graphic-properties draw:textarea-vertical-align="middle" draw:auto-grow-height="false" fo:min-height="2.29cm" fo:min-width="11.565cm"/>
      <style:paragraph-properties style:writing-mode="lr-tb"/>
    </style:style>
    <style:style style:name="gr47" style:family="graphic" style:parent-style-name="objectwithoutfill">
      <style:graphic-properties draw:marker-end="Arrowheads_20_27" draw:marker-end-width="0.3cm" draw:fill="none" draw:textarea-vertical-align="middle"/>
    </style:style>
    <style:style style:name="gr48" style:family="graphic" style:parent-style-name="objectwithoutfill">
      <style:graphic-properties draw:marker-end="Arrowheads_20_29" draw:marker-end-width="0.3cm" draw:fill="none" draw:textarea-vertical-align="middle"/>
    </style:style>
    <style:style style:name="gr49" style:family="graphic" style:parent-style-name="Solution_20_Group">
      <style:graphic-properties draw:textarea-vertical-align="middle" draw:auto-grow-height="false" fo:min-height="2.607cm" fo:min-width="8.39cm"/>
      <style:paragraph-properties style:writing-mode="lr-tb"/>
    </style:style>
    <style:style style:name="gr50" style:family="graphic" style:parent-style-name="objectwithoutfill">
      <style:graphic-properties draw:marker-start="Arrowheads_20_31" draw:marker-start-width="0.3cm" draw:marker-end="Arrowheads_20_32" draw:marker-end-width="0.3cm" draw:fill="none" draw:textarea-vertical-align="middle"/>
    </style:style>
    <style:style style:name="gr51" style:family="graphic" style:parent-style-name="Solution">
      <style:graphic-properties draw:textarea-horizontal-align="justify" draw:textarea-vertical-align="middle" draw:auto-grow-height="false" fo:min-height="4.195cm" fo:min-width="4.898cm"/>
      <style:paragraph-properties style:writing-mode="lr-tb"/>
    </style:style>
    <style:style style:name="gr52" style:family="graphic" style:parent-style-name="Solution">
      <style:graphic-properties draw:textarea-horizontal-align="justify" draw:textarea-vertical-align="middle" draw:auto-grow-height="false" fo:min-height="4.194cm" fo:min-width="4.898cm"/>
      <style:paragraph-properties style:writing-mode="lr-tb"/>
    </style:style>
    <style:style style:name="gr53" style:family="graphic" style:parent-style-name="objectwithoutfill">
      <style:graphic-properties draw:marker-start="Arrowheads_20_33" draw:marker-start-width="0.3cm" draw:marker-end="Arrowheads_20_34" draw:marker-end-width="0.3cm" draw:fill="none" draw:textarea-vertical-align="middle"/>
    </style:style>
    <style:style style:name="gr54" style:family="graphic" style:parent-style-name="objectwithoutfill">
      <style:graphic-properties draw:marker-start="Arrowheads_20_35" draw:marker-start-width="0.3cm" draw:marker-end="Arrowheads_20_36" draw:marker-end-width="0.3cm" draw:fill="none" draw:textarea-vertical-align="middle"/>
    </style:style>
    <style:style style:name="gr55" style:family="graphic" style:parent-style-name="Solution">
      <style:graphic-properties draw:textarea-horizontal-align="justify" draw:textarea-vertical-align="middle" draw:auto-grow-height="false" fo:min-height="4.83cm" fo:min-width="8.39cm"/>
      <style:paragraph-properties style:writing-mode="lr-tb"/>
    </style:style>
    <style:style style:name="gr56" style:family="graphic" style:parent-style-name="objectwithoutfill">
      <style:graphic-properties draw:marker-start="Arrowheads_20_37" draw:marker-start-width="0.3cm" draw:marker-end="Arrowheads_20_38" draw:marker-end-width="0.3cm" draw:fill="none" draw:textarea-vertical-align="middle"/>
    </style:style>
    <style:style style:name="gr57" style:family="graphic" style:parent-style-name="Solution">
      <style:graphic-properties draw:textarea-horizontal-align="justify" draw:textarea-vertical-align="middle" draw:auto-grow-height="false" fo:min-height="2.29cm" fo:min-width="5.215cm"/>
      <style:paragraph-properties style:writing-mode="lr-tb"/>
    </style:style>
    <style:style style:name="gr58" style:family="graphic" style:parent-style-name="objectwithoutfill">
      <style:graphic-properties draw:marker-start="Arrowheads_20_41" draw:marker-start-width="0.3cm" draw:marker-end="Arrowheads_20_42" draw:marker-end-width="0.3cm" draw:fill="none" draw:textarea-vertical-align="middle"/>
    </style:style>
    <style:style style:name="gr59" style:family="graphic" style:parent-style-name="Solution">
      <style:graphic-properties draw:textarea-horizontal-align="justify" draw:textarea-vertical-align="middle" draw:auto-grow-height="false" fo:min-height="2.925cm" fo:min-width="7.755cm"/>
      <style:paragraph-properties style:writing-mode="lr-tb"/>
    </style:style>
    <style:style style:name="gr60" style:family="graphic" style:parent-style-name="objectwithoutfill">
      <style:graphic-properties draw:marker-start="Arrowheads_20_43" draw:marker-start-width="0.3cm" draw:marker-end="Arrowheads_20_44" draw:marker-end-width="0.3cm" draw:fill="none" draw:textarea-vertical-align="middle"/>
    </style:style>
    <style:style style:name="gr61" style:family="graphic" style:parent-style-name="Solution">
      <style:graphic-properties draw:textarea-horizontal-align="justify" draw:textarea-vertical-align="middle" draw:auto-grow-height="false" fo:min-height="3.242cm" fo:min-width="7.12cm"/>
      <style:paragraph-properties style:writing-mode="lr-tb"/>
    </style:style>
    <style:style style:name="gr62" style:family="graphic" style:parent-style-name="objectwithoutfill">
      <style:graphic-properties draw:marker-start="Arrowheads_20_45" draw:marker-start-width="0.3cm" draw:marker-end="Arrowheads_20_46" draw:marker-end-width="0.3cm" draw:fill="none" draw:textarea-vertical-align="middle"/>
    </style:style>
    <style:style style:name="gr63" style:family="graphic" style:parent-style-name="Solution">
      <style:graphic-properties draw:textarea-horizontal-align="justify" draw:textarea-vertical-align="middle" draw:auto-grow-height="false" fo:min-height="3.243cm" fo:min-width="6.485cm"/>
      <style:paragraph-properties style:writing-mode="lr-tb"/>
    </style:style>
    <style:style style:name="gr64" style:family="graphic" style:parent-style-name="Solution">
      <style:graphic-properties draw:textarea-horizontal-align="justify" draw:textarea-vertical-align="middle" draw:auto-grow-height="false" fo:min-height="2.289cm" fo:min-width="6.485cm"/>
      <style:paragraph-properties style:writing-mode="lr-tb"/>
    </style:style>
    <style:style style:name="gr65" style:family="graphic" style:parent-style-name="objectwithoutfill">
      <style:graphic-properties draw:marker-start="Arrowheads_20_47" draw:marker-start-width="0.3cm" draw:marker-end="Arrowheads_20_48" draw:marker-end-width="0.3cm" draw:fill="none" draw:textarea-vertical-align="middle"/>
    </style:style>
    <style:style style:name="gr66" style:family="graphic" style:parent-style-name="objectwithoutfill">
      <style:graphic-properties draw:marker-start="Arrowheads_20_49" draw:marker-start-width="0.3cm" draw:marker-end="Arrowheads_20_50" draw:marker-end-width="0.3cm" draw:fill="none" draw:textarea-vertical-align="middle"/>
    </style:style>
    <style:style style:name="gr67" style:family="graphic" style:parent-style-name="Solution">
      <style:graphic-properties draw:textarea-horizontal-align="justify" draw:textarea-vertical-align="middle" draw:auto-grow-height="false" fo:min-height="2.608cm" fo:min-width="5.215cm"/>
      <style:paragraph-properties style:writing-mode="lr-tb"/>
    </style:style>
    <style:style style:name="gr68" style:family="graphic" style:parent-style-name="Solution">
      <style:graphic-properties draw:textarea-horizontal-align="justify" draw:textarea-vertical-align="middle" draw:auto-grow-height="false" fo:min-height="3.877cm" fo:min-width="7.755cm"/>
      <style:paragraph-properties style:writing-mode="lr-tb"/>
    </style:style>
    <style:style style:name="gr69" style:family="graphic" style:parent-style-name="Solution">
      <style:graphic-properties draw:textarea-horizontal-align="justify" draw:textarea-vertical-align="middle" draw:auto-grow-height="false" fo:min-height="3.242cm" fo:min-width="5.533cm"/>
      <style:paragraph-properties style:writing-mode="lr-tb"/>
    </style:style>
    <style:style style:name="gr70" style:family="graphic" style:parent-style-name="objectwithoutfill">
      <style:graphic-properties draw:marker-start="Arrowheads_20_53" draw:marker-start-width="0.3cm" draw:marker-end="Arrowheads_20_54" draw:marker-end-width="0.3cm" draw:fill="none" draw:textarea-vertical-align="middle"/>
    </style:style>
    <style:style style:name="gr71" style:family="graphic" style:parent-style-name="objectwithoutfill">
      <style:graphic-properties draw:marker-start="Arrowheads_20_55" draw:marker-start-width="0.3cm" draw:marker-end="Arrowheads_20_56" draw:marker-end-width="0.3cm" draw:fill="none" draw:textarea-vertical-align="middle"/>
    </style:style>
    <style:style style:name="gr72" style:family="graphic" style:parent-style-name="Problem">
      <style:graphic-properties draw:textarea-vertical-align="middle" draw:auto-grow-height="false" fo:min-height="3.242cm" fo:min-width="7.438cm"/>
      <style:paragraph-properties style:writing-mode="lr-tb"/>
    </style:style>
    <style:style style:name="gr73" style:family="graphic" style:parent-style-name="objectwithoutfill">
      <style:graphic-properties draw:marker-start="Arrowheads_20_57" draw:marker-start-width="0.3cm" draw:marker-end="Arrowheads_20_58" draw:marker-end-width="0.3cm" draw:fill="none" draw:textarea-vertical-align="middle"/>
    </style:style>
    <style:style style:name="gr74" style:family="graphic" style:parent-style-name="Solution">
      <style:graphic-properties draw:textarea-horizontal-align="justify" draw:textarea-vertical-align="middle" draw:auto-grow-height="false" fo:min-height="4.195cm" fo:min-width="6.485cm"/>
      <style:paragraph-properties style:writing-mode="lr-tb"/>
    </style:style>
    <style:style style:name="gr75" style:family="graphic" style:parent-style-name="objectwithoutfill">
      <style:graphic-properties draw:marker-start="Arrowheads_20_59" draw:marker-start-width="0.3cm" draw:marker-end="Arrowheads_20_60" draw:marker-end-width="0.3cm" draw:fill="none" draw:textarea-vertical-align="middle"/>
    </style:style>
    <style:style style:name="gr76" style:family="graphic" style:parent-style-name="Problem">
      <style:graphic-properties draw:textarea-vertical-align="middle" draw:auto-grow-height="false" fo:min-height="2.608cm" fo:min-width="5.215cm"/>
      <style:paragraph-properties style:writing-mode="lr-tb"/>
    </style:style>
    <style:style style:name="gr77" style:family="graphic" style:parent-style-name="Solution">
      <style:graphic-properties draw:textarea-vertical-align="middle" draw:auto-grow-height="false" fo:min-height="3.242cm" fo:min-width="13.152cm"/>
      <style:paragraph-properties style:writing-mode="lr-tb"/>
    </style:style>
    <style:style style:name="gr78" style:family="graphic" style:parent-style-name="objectwithoutfill">
      <style:graphic-properties draw:marker-end="Arrowheads_20_64" draw:marker-end-width="0.3cm" draw:fill="none" draw:textarea-vertical-align="middle"/>
    </style:style>
    <style:style style:name="gr79" style:family="graphic" style:parent-style-name="objectwithoutfill">
      <style:graphic-properties draw:marker-end="Arrowheads_20_65" draw:marker-end-width="0.3cm" draw:fill="none" draw:textarea-vertical-align="middle"/>
    </style:style>
    <style:style style:name="gr80" style:family="graphic" style:parent-style-name="objectwithoutfill">
      <style:graphic-properties draw:marker-end="Arrowheads_20_66" draw:marker-end-width="0.3cm" draw:fill="none" draw:textarea-vertical-align="middle"/>
    </style:style>
    <style:style style:name="gr81" style:family="graphic" style:parent-style-name="Problem">
      <style:graphic-properties draw:textarea-vertical-align="middle" draw:auto-grow-height="false" fo:min-height="1.973cm" fo:min-width="5.85cm"/>
      <style:paragraph-properties style:writing-mode="lr-tb"/>
    </style:style>
    <style:style style:name="gr82" style:family="graphic" style:parent-style-name="Solution">
      <style:graphic-properties draw:textarea-horizontal-align="justify" draw:textarea-vertical-align="middle" draw:auto-grow-height="false" fo:min-height="4.513cm" fo:min-width="9.343cm"/>
      <style:paragraph-properties style:writing-mode="lr-tb"/>
    </style:style>
    <style:style style:name="gr83" style:family="graphic" style:parent-style-name="objectwithoutfill">
      <style:graphic-properties draw:marker-start="Arrowheads_20_67" draw:marker-start-width="0.3cm" draw:marker-end="Arrowheads_20_68" draw:marker-end-width="0.3cm" draw:fill="none" draw:textarea-vertical-align="middle"/>
    </style:style>
    <style:style style:name="gr84" style:family="graphic" style:parent-style-name="objectwithoutfill">
      <style:graphic-properties draw:marker-end="Arrowheads_20_69" draw:marker-end-width="0.3cm" draw:fill="none" draw:textarea-vertical-align="middle"/>
    </style:style>
    <style:style style:name="gr85" style:family="graphic" style:parent-style-name="Problem">
      <style:graphic-properties draw:textarea-vertical-align="middle" draw:auto-grow-height="false" fo:min-height="2.607cm" fo:min-width="6.485cm"/>
      <style:paragraph-properties style:writing-mode="lr-tb"/>
    </style:style>
    <style:style style:name="gr86" style:family="graphic" style:parent-style-name="objectwithoutfill">
      <style:graphic-properties draw:marker-end="Arrowheads_20_70" draw:marker-end-width="0.3cm" draw:fill="none" draw:textarea-vertical-align="middle"/>
    </style:style>
    <style:style style:name="gr87" style:family="graphic" style:parent-style-name="objectwithoutfill">
      <style:graphic-properties draw:marker-end="Arrowheads_20_72" draw:marker-end-width="0.3cm" draw:fill="none" draw:textarea-vertical-align="middle"/>
    </style:style>
    <style:style style:name="gr88" style:family="graphic" style:parent-style-name="objectwithoutfill">
      <style:graphic-properties draw:marker-end="Arrowheads_20_73" draw:marker-end-width="0.3cm" draw:fill="none" draw:textarea-vertical-align="middle"/>
    </style:style>
    <style:style style:name="gr89" style:family="graphic" style:parent-style-name="objectwithoutfill">
      <style:graphic-properties draw:marker-end="Arrowheads_20_74" draw:marker-end-width="0.3cm" draw:fill="none" draw:textarea-vertical-align="middle"/>
    </style:style>
    <style:style style:name="gr90" style:family="graphic" style:parent-style-name="objectwithoutfill">
      <style:graphic-properties draw:marker-end="Arrowheads_20_75" draw:marker-end-width="0.3cm" draw:fill="none" draw:textarea-vertical-align="middle"/>
    </style:style>
    <style:style style:name="gr91" style:family="graphic" style:parent-style-name="Solution">
      <style:graphic-properties draw:textarea-horizontal-align="justify" draw:textarea-vertical-align="middle" draw:auto-grow-height="false" fo:min-height="5.148cm" fo:min-width="10.93cm"/>
      <style:paragraph-properties style:writing-mode="lr-tb"/>
    </style:style>
    <style:style style:name="gr92" style:family="graphic" style:parent-style-name="objectwithoutfill">
      <style:graphic-properties draw:marker-end="Arrowheads_20_76" draw:marker-end-width="0.3cm" draw:fill="none" draw:textarea-vertical-align="middle"/>
    </style:style>
    <style:style style:name="gr93" style:family="graphic" style:parent-style-name="objectwithoutfill">
      <style:graphic-properties draw:marker-end="Arrowheads_20_77" draw:marker-end-width="0.3cm" draw:fill="none" draw:textarea-vertical-align="middle"/>
    </style:style>
    <style:style style:name="gr94" style:family="graphic" style:parent-style-name="objectwithoutfill">
      <style:graphic-properties draw:marker-end="Arrowheads_20_78" draw:marker-end-width="0.3cm" draw:fill="none" draw:textarea-vertical-align="middle"/>
    </style:style>
    <style:style style:name="gr95" style:family="graphic" style:parent-style-name="objectwithoutfill">
      <style:graphic-properties draw:marker-end="Arrowheads_20_79" draw:marker-end-width="0.3cm" draw:fill="none" draw:textarea-vertical-align="middle"/>
    </style:style>
    <style:style style:name="gr96" style:family="graphic" style:parent-style-name="objectwithoutfill">
      <style:graphic-properties draw:marker-end="Arrowheads_20_80" draw:marker-end-width="0.3cm" draw:fill="none" draw:textarea-vertical-align="middle"/>
    </style:style>
    <style:style style:name="gr97" style:family="graphic" style:parent-style-name="Solution">
      <style:graphic-properties draw:textarea-horizontal-align="justify" draw:textarea-vertical-align="middle" draw:auto-grow-height="false" fo:min-height="1.655cm" fo:min-width="5.533cm"/>
      <style:paragraph-properties style:writing-mode="lr-tb"/>
    </style:style>
    <style:style style:name="gr98" style:family="graphic" style:parent-style-name="Solution">
      <style:graphic-properties draw:textarea-horizontal-align="justify" draw:textarea-vertical-align="middle" draw:auto-grow-height="false" fo:min-height="1.338cm" fo:min-width="5.533cm"/>
      <style:paragraph-properties style:writing-mode="lr-tb"/>
    </style:style>
    <style:style style:name="gr99" style:family="graphic" style:parent-style-name="Problem">
      <style:graphic-properties draw:textarea-vertical-align="middle" draw:auto-grow-height="false" fo:min-height="1.972cm" fo:min-width="5.85cm"/>
      <style:paragraph-properties style:writing-mode="lr-tb"/>
    </style:style>
    <style:style style:name="gr100" style:family="graphic" style:parent-style-name="objectwithoutfill">
      <style:graphic-properties draw:marker-end="Arrowheads_20_81" draw:marker-end-width="0.3cm" draw:fill="none" draw:textarea-vertical-align="middle"/>
    </style:style>
    <style:style style:name="gr101" style:family="graphic" style:parent-style-name="Solution">
      <style:graphic-properties draw:textarea-horizontal-align="justify" draw:textarea-vertical-align="middle" draw:auto-grow-height="false" fo:min-height="1.972cm" fo:min-width="5.215cm"/>
      <style:paragraph-properties style:writing-mode="lr-tb"/>
    </style:style>
    <style:style style:name="gr102" style:family="graphic" style:parent-style-name="objectwithoutfill">
      <style:graphic-properties draw:marker-end="Arrowheads_20_82" draw:marker-end-width="0.3cm" draw:fill="none" draw:textarea-vertical-align="middle"/>
    </style:style>
    <style:style style:name="gr103" style:family="graphic" style:parent-style-name="Solution">
      <style:graphic-properties draw:textarea-horizontal-align="justify" draw:textarea-vertical-align="middle" draw:auto-grow-height="false" fo:min-height="5.465cm" fo:min-width="5.533cm"/>
      <style:paragraph-properties style:writing-mode="lr-tb"/>
    </style:style>
    <style:style style:name="gr104" style:family="graphic" style:parent-style-name="objectwithoutfill">
      <style:graphic-properties draw:marker-end="Arrowheads_20_85" draw:marker-end-width="0.3cm" draw:fill="none" draw:textarea-vertical-align="middle"/>
    </style:style>
    <style:style style:name="gr105" style:family="graphic" style:parent-style-name="objectwithoutfill">
      <style:graphic-properties draw:marker-start="Arrowheads_20_88" draw:marker-start-width="0.3cm" draw:marker-end="Arrowheads_20_89" draw:marker-end-width="0.3cm" draw:fill="none" draw:textarea-vertical-align="middle"/>
    </style:style>
    <style:style style:name="gr106" style:family="graphic" style:parent-style-name="objectwithoutfill">
      <style:graphic-properties draw:marker-start="Arrowheads_20_90" draw:marker-start-width="0.3cm" draw:marker-end="Arrowheads_20_91" draw:marker-end-width="0.3cm" draw:fill="none" draw:textarea-vertical-align="middle"/>
    </style:style>
    <style:style style:name="gr107" style:family="graphic" style:parent-style-name="objectwithoutfill">
      <style:graphic-properties draw:marker-start="Arrowheads_20_92" draw:marker-start-width="0.3cm" draw:marker-end="Arrowheads_20_93" draw:marker-end-width="0.3cm" draw:fill="none" draw:textarea-vertical-align="middle"/>
    </style:style>
    <style:style style:name="gr108" style:family="graphic" style:parent-style-name="Problem">
      <style:graphic-properties draw:textarea-vertical-align="middle" draw:auto-grow-height="false" fo:min-height="2.29cm" fo:min-width="8.073cm"/>
      <style:paragraph-properties style:writing-mode="lr-tb"/>
    </style:style>
    <style:style style:name="gr109" style:family="graphic" style:parent-style-name="Solution">
      <style:graphic-properties draw:textarea-vertical-align="middle" draw:auto-grow-height="false" fo:min-height="3.242cm" fo:min-width="6.802cm"/>
      <style:paragraph-properties style:writing-mode="lr-tb"/>
    </style:style>
    <style:style style:name="gr110" style:family="graphic" style:parent-style-name="objectwithoutfill">
      <style:graphic-properties draw:marker-end="Arrowheads_20_94" draw:marker-end-width="0.3cm" draw:fill="none" draw:textarea-vertical-align="middle"/>
    </style:style>
    <style:style style:name="gr111" style:family="graphic" style:parent-style-name="objectwithoutfill">
      <style:graphic-properties draw:marker-end="Arrowheads_20_95" draw:marker-end-width="0.3cm" draw:fill="none" draw:textarea-vertical-align="middle"/>
    </style:style>
    <style:style style:name="gr112" style:family="graphic" style:parent-style-name="Problem">
      <style:graphic-properties draw:textarea-vertical-align="middle" draw:auto-grow-height="false" fo:min-height="1.655cm" fo:min-width="5.215cm"/>
      <style:paragraph-properties style:writing-mode="lr-tb"/>
    </style:style>
    <style:style style:name="gr113" style:family="graphic" style:parent-style-name="Non-Ideal">
      <style:graphic-properties draw:textarea-vertical-align="middle" draw:auto-grow-height="false" fo:min-height="3.56cm" fo:min-width="5.532cm"/>
      <style:paragraph-properties style:writing-mode="lr-tb"/>
    </style:style>
    <style:style style:name="gr114" style:family="graphic" style:parent-style-name="objectwithoutfill">
      <style:graphic-properties draw:marker-end="Arrowheads_20_96" draw:marker-end-width="0.3cm" draw:fill="none" draw:textarea-vertical-align="middle"/>
    </style:style>
    <style:style style:name="gr115" style:family="graphic" style:parent-style-name="objectwithoutfill">
      <style:graphic-properties draw:marker-end="Arrowheads_20_97" draw:marker-end-width="0.3cm" draw:fill="none" draw:textarea-vertical-align="middle"/>
    </style:style>
    <style:style style:name="gr116" style:family="graphic" style:parent-style-name="Non-Ideal">
      <style:graphic-properties draw:textarea-vertical-align="middle" draw:auto-grow-height="false" fo:min-height="5.465cm" fo:min-width="6.485cm"/>
      <style:paragraph-properties style:writing-mode="lr-tb"/>
    </style:style>
    <style:style style:name="gr117" style:family="graphic" style:parent-style-name="objectwithoutfill">
      <style:graphic-properties draw:marker-end="Arrowheads_20_98" draw:marker-end-width="0.3cm" draw:fill="none" draw:textarea-vertical-align="middle"/>
    </style:style>
    <style:style style:name="gr118" style:family="graphic" style:parent-style-name="objectwithoutfill">
      <style:graphic-properties draw:marker-end="Arrowheads_20_99" draw:marker-end-width="0.3cm" draw:fill="none" draw:textarea-vertical-align="middle"/>
    </style:style>
    <style:style style:name="gr119" style:family="graphic" style:parent-style-name="Problem">
      <style:graphic-properties draw:textarea-vertical-align="middle" draw:auto-grow-height="false" fo:min-height="3.243cm" fo:min-width="4.898cm"/>
      <style:paragraph-properties style:writing-mode="lr-tb"/>
    </style:style>
    <style:style style:name="gr120" style:family="graphic" style:parent-style-name="Solution_20_Group">
      <style:graphic-properties draw:textarea-vertical-align="middle" draw:auto-grow-height="false" fo:min-height="2.925cm" fo:min-width="4.58cm"/>
      <style:paragraph-properties style:writing-mode="lr-tb"/>
    </style:style>
    <style:style style:name="gr121" style:family="graphic" style:parent-style-name="standard">
      <style:graphic-properties draw:textarea-horizontal-align="justify" draw:textarea-vertical-align="middle" draw:auto-grow-height="false" fo:min-height="5.148cm" fo:min-width="6.168cm"/>
      <style:paragraph-properties style:writing-mode="lr-tb"/>
    </style:style>
    <style:style style:name="gr122" style:family="graphic" style:parent-style-name="standard">
      <style:graphic-properties draw:textarea-horizontal-align="justify" draw:textarea-vertical-align="middle" draw:auto-grow-height="false" fo:min-height="4.513cm" fo:min-width="7.12cm"/>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style:writing-mode="lr-tb"/>
    </style:style>
    <style:style style:name="P3" style:family="paragraph">
      <style:paragraph-properties fo:text-align="center" style:writing-mode="lr-tb"/>
    </style:style>
    <style:style style:name="P4" style:family="paragraph">
      <loext:graphic-properties draw:fill="none"/>
      <style:paragraph-properties fo:text-align="center"/>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9.269cm" svg:height="1.673cm" svg:x="1cm" svg:y="1cm">
          <draw:text-box>
            <text:p>ApeDB Problem-Solution Chart</text:p>
            <text:p text:style-name="P1">Version 1.0.0, 9-March-2022</text:p>
          </draw:text-box>
        </draw:frame>
        <draw:custom-shape draw:style-name="gr2" draw:text-style-name="P3" xml:id="id4" draw:id="id4" draw:layer="layout" svg:width="4.127cm" svg:height="3.175cm" svg:x="31.798cm" svg:y="11.477cm">
          <text:p text:style-name="P3">Query languages are ugly and outdated</text:p>
          <draw:enhanced-geometry svg:viewBox="0 0 21600 21600" draw:type="rectangle" draw:enhanced-path="M 0 0 L 21600 0 21600 21600 0 21600 0 0 Z N"/>
        </draw:custom-shape>
        <draw:custom-shape draw:style-name="gr3" draw:text-style-name="P3" xml:id="id2" draw:id="id2" draw:layer="layout" svg:width="6.35cm" svg:height="3.175cm" svg:x="36.877cm" svg:y="11.477cm">
          <text:p text:style-name="P3">Query languages have long and time-consuming keywords to parse</text:p>
          <draw:enhanced-geometry svg:viewBox="0 0 21600 21600" draw:type="rectangle" draw:enhanced-path="M 0 0 L 21600 0 21600 21600 0 21600 0 0 Z N"/>
        </draw:custom-shape>
        <draw:custom-shape draw:style-name="gr4" draw:text-style-name="P3" xml:id="id1" draw:id="id1" draw:layer="layout" svg:width="6.667cm" svg:height="3.81cm" svg:x="53.388cm" svg:y="5.127cm">
          <text:p text:style-name="P3">Databases Are Slow</text:p>
          <draw:enhanced-geometry svg:viewBox="0 0 21600 21600" draw:type="rectangle" draw:enhanced-path="M 0 0 L 21600 0 21600 21600 0 21600 0 0 Z N"/>
        </draw:custom-shape>
        <draw:connector draw:style-name="gr5" draw:text-style-name="P4" draw:layer="layout" draw:type="curve" svg:x1="53.388cm" svg:y1="7.032cm" svg:x2="40.052cm" svg:y2="11.477cm" draw:start-shape="id1" draw:start-glue-point="3" draw:end-shape="id2" draw:end-glue-point="0" svg:d="M53388 7032c-8891 0-13336 1481-13336 4445" svg:viewBox="0 0 13337 4446">
          <text:p/>
        </draw:connector>
        <draw:custom-shape draw:style-name="gr6" draw:text-style-name="P3" xml:id="id3" draw:id="id3" draw:layer="layout" svg:width="3.175cm" svg:height="1.905cm" svg:x="35.29cm" svg:y="17.192cm">
          <text:p text:style-name="P3">ApeQL</text:p>
          <draw:enhanced-geometry svg:viewBox="0 0 21600 21600" draw:type="rectangle" draw:enhanced-path="M 0 0 L 21600 0 21600 21600 0 21600 0 0 Z N"/>
        </draw:custom-shape>
        <draw:connector draw:style-name="gr7" draw:text-style-name="P4" draw:layer="layout" draw:type="curve" svg:x1="40.052cm" svg:y1="14.652cm" svg:x2="36.877cm" svg:y2="17.192cm" draw:start-shape="id2" draw:start-glue-point="2" draw:end-shape="id3" draw:end-glue-point="0" svg:d="M40052 14652c0 1903-3175 634-3175 2540" svg:viewBox="0 0 3176 2541">
          <text:p/>
        </draw:connector>
        <draw:connector draw:style-name="gr8" draw:text-style-name="P4" draw:layer="layout" draw:type="curve" svg:x1="33.861cm" svg:y1="14.652cm" svg:x2="36.877cm" svg:y2="17.192cm" draw:start-shape="id4" draw:start-glue-point="2" draw:end-shape="id3" draw:end-glue-point="0" svg:d="M33861 14652c0 1903 3016 634 3016 2540" svg:viewBox="0 0 3017 2541">
          <text:p/>
        </draw:connector>
        <draw:custom-shape draw:style-name="gr9" draw:text-style-name="P3" xml:id="id5" draw:id="id5" draw:layer="layout" svg:width="5.715cm" svg:height="4.762cm" svg:x="38.782cm" svg:y="21.637cm">
          <text:p text:style-name="P3">Restrict the max keyword size to 4 bytes to take advantage of 64bit comparison operations</text:p>
          <draw:enhanced-geometry svg:viewBox="0 0 21600 21600" draw:type="rectangle" draw:enhanced-path="M 0 0 L 21600 0 21600 21600 0 21600 0 0 Z N"/>
        </draw:custom-shape>
        <draw:connector draw:style-name="gr10" draw:text-style-name="P4" draw:layer="layout" draw:type="curve" svg:x1="38.465cm" svg:y1="18.144cm" svg:x2="41.639cm" svg:y2="21.637cm" draw:start-shape="id3" draw:start-glue-point="1" draw:end-shape="id5" draw:end-glue-point="0" svg:d="M38465 18144c2116 0 3174 1164 3174 3493" svg:viewBox="0 0 3175 3494">
          <text:p/>
        </draw:connector>
        <draw:custom-shape draw:style-name="gr11" draw:text-style-name="P3" xml:id="id6" draw:id="id6" draw:layer="layout" svg:width="4.445cm" svg:height="3.175cm" svg:x="28.622cm" svg:y="21.637cm">
          <text:p text:style-name="P3">Use familiar curly-brace syntax for queries</text:p>
          <draw:enhanced-geometry svg:viewBox="0 0 21600 21600" draw:type="rectangle" draw:enhanced-path="M 0 0 L 21600 0 21600 21600 0 21600 0 0 Z N"/>
        </draw:custom-shape>
        <draw:connector draw:style-name="gr12" draw:text-style-name="P4" draw:layer="layout" draw:type="curve" svg:x1="35.29cm" svg:y1="18.144cm" svg:x2="30.844cm" svg:y2="21.637cm" draw:start-shape="id3" draw:start-glue-point="3" draw:end-shape="id6" draw:end-glue-point="0" svg:d="M35290 18144c-2964 0-4446 1164-4446 3493" svg:viewBox="0 0 4447 3494">
          <text:p/>
        </draw:connector>
        <draw:custom-shape draw:style-name="gr13" draw:text-style-name="P3" xml:id="id7" draw:id="id7" draw:layer="layout" svg:width="4.762cm" svg:height="3.175cm" svg:x="61.325cm" svg:y="15.604cm">
          <text:p text:style-name="P3">Searching through an unordered index is slow</text:p>
          <draw:enhanced-geometry svg:viewBox="0 0 21600 21600" draw:type="rectangle" draw:enhanced-path="M 0 0 L 21600 0 21600 21600 0 21600 0 0 Z N"/>
        </draw:custom-shape>
        <draw:custom-shape draw:style-name="gr14" draw:text-style-name="P3" xml:id="id8" draw:id="id8" draw:layer="layout" svg:width="3.492cm" svg:height="2.857cm" svg:x="68.945cm" svg:y="15.922cm">
          <text:p text:style-name="P3">Single threading is slow</text:p>
          <draw:enhanced-geometry svg:viewBox="0 0 21600 21600" draw:type="rectangle" draw:enhanced-path="M 0 0 L 21600 0 21600 21600 0 21600 0 0 Z N"/>
        </draw:custom-shape>
        <draw:custom-shape draw:style-name="gr15" draw:text-style-name="P3" xml:id="id9" draw:id="id9" draw:layer="layout" svg:width="3.81cm" svg:height="3.175cm" svg:x="74.977cm" svg:y="15.604cm">
          <text:p text:style-name="P3">Making changes to large files is slow</text:p>
          <draw:enhanced-geometry svg:viewBox="0 0 21600 21600" draw:type="rectangle" draw:enhanced-path="M 0 0 L 21600 0 21600 21600 0 21600 0 0 Z N"/>
        </draw:custom-shape>
        <draw:connector draw:style-name="gr16" draw:text-style-name="P4" draw:layer="layout" draw:type="curve" svg:x1="60.055cm" svg:y1="7.032cm" svg:x2="63.706cm" svg:y2="15.604cm" draw:start-shape="id1" draw:start-glue-point="1" draw:end-shape="id7" draw:end-glue-point="0" svg:d="M60055 7032c2434 0 3651 2857 3651 8572" svg:viewBox="0 0 3652 8573">
          <text:p/>
        </draw:connector>
        <draw:connector draw:style-name="gr17" draw:text-style-name="P4" draw:layer="layout" draw:type="curve" svg:x1="60.055cm" svg:y1="7.032cm" svg:x2="70.691cm" svg:y2="15.922cm" draw:start-shape="id1" draw:start-glue-point="1" draw:end-shape="id8" draw:end-glue-point="0" svg:d="M60055 7032c7091 0 10636 2963 10636 8890" svg:viewBox="0 0 10637 8891">
          <text:p/>
        </draw:connector>
        <draw:connector draw:style-name="gr18" draw:text-style-name="P4" draw:layer="layout" draw:type="curve" svg:x1="60.055cm" svg:y1="7.032cm" svg:x2="76.882cm" svg:y2="15.604cm" draw:start-shape="id1" draw:start-glue-point="1" draw:end-shape="id9" draw:end-glue-point="0" svg:d="M60055 7032c11218 0 16827 2857 16827 8572" svg:viewBox="0 0 16828 8573">
          <text:p/>
        </draw:connector>
        <draw:custom-shape draw:style-name="gr19" draw:text-style-name="P3" xml:id="id13" draw:id="id13" draw:layer="layout" svg:width="6.985cm" svg:height="3.175cm" svg:x="46.085cm" svg:y="12.747cm">
          <text:p text:style-name="P3">Databases without users, groups and unix style permissions are vulnerable</text:p>
          <draw:enhanced-geometry svg:viewBox="0 0 21600 21600" draw:type="rectangle" draw:enhanced-path="M 0 0 L 21600 0 21600 21600 0 21600 0 0 Z N"/>
        </draw:custom-shape>
        <draw:custom-shape draw:style-name="gr20" draw:text-style-name="P3" xml:id="id14" draw:id="id14" draw:layer="layout" svg:width="6.667cm" svg:height="3.175cm" svg:x="53.705cm" svg:y="12.747cm">
          <text:p text:style-name="P3">Databases that don’t already encrypt data by default put users at risk</text:p>
          <draw:enhanced-geometry svg:viewBox="0 0 21600 21600" draw:type="rectangle" draw:enhanced-path="M 0 0 L 21600 0 21600 21600 0 21600 0 0 Z N"/>
        </draw:custom-shape>
        <draw:custom-shape draw:style-name="gr21" draw:text-style-name="P3" xml:id="id10" draw:id="id10" draw:layer="layout" svg:width="5.08cm" svg:height="3.175cm" svg:x="47.355cm" svg:y="20.049cm">
          <text:p text:style-name="P3">Add unix permissions to each data entry</text:p>
          <draw:enhanced-geometry svg:viewBox="0 0 21600 21600" draw:type="rectangle" draw:enhanced-path="M 0 0 L 21600 0 21600 21600 0 21600 0 0 Z N"/>
        </draw:custom-shape>
        <draw:connector draw:style-name="gr22" draw:text-style-name="P4" draw:layer="layout" draw:type="curve" svg:x1="38.465cm" svg:y1="18.144cm" svg:x2="49.895cm" svg:y2="20.049cm" draw:start-shape="id3" draw:start-glue-point="1" draw:end-shape="id10" draw:end-glue-point="0" svg:d="M38465 18144c7620 0 11430 635 11430 1905" svg:viewBox="0 0 11431 1906">
          <text:p/>
        </draw:connector>
        <draw:custom-shape draw:style-name="gr23" draw:text-style-name="P3" xml:id="id12" draw:id="id12" draw:layer="layout" svg:width="6.35cm" svg:height="3.81cm" svg:x="58.15cm" svg:y="27.669cm">
          <text:p text:style-name="P3">Automatically encrypt data that doesn’t have “777” unix permissions</text:p>
          <draw:enhanced-geometry svg:viewBox="0 0 21600 21600" draw:type="rectangle" draw:enhanced-path="M 0 0 L 21600 0 21600 21600 0 21600 0 0 Z N"/>
        </draw:custom-shape>
        <draw:custom-shape draw:style-name="gr24" draw:text-style-name="P3" xml:id="id11" draw:id="id11" draw:layer="layout" svg:width="5.398cm" svg:height="3.492cm" svg:x="53.387cm" svg:y="22.907cm">
          <text:p text:style-name="P3">These can be bypassed by just opening the database file</text:p>
          <draw:enhanced-geometry svg:viewBox="0 0 21600 21600" draw:type="rectangle" draw:enhanced-path="M 0 0 L 21600 0 21600 21600 0 21600 0 0 Z N"/>
        </draw:custom-shape>
        <draw:connector draw:style-name="gr25" draw:text-style-name="P4" draw:layer="layout" draw:type="curve" svg:x1="52.435cm" svg:y1="21.636cm" svg:x2="56.086cm" svg:y2="22.907cm" draw:start-shape="id10" draw:start-glue-point="1" draw:end-shape="id11" draw:end-glue-point="0" svg:d="M52435 21636c2434 0 3651 423 3651 1271" svg:viewBox="0 0 3652 1272">
          <text:p/>
        </draw:connector>
        <draw:connector draw:style-name="gr26" draw:text-style-name="P4" draw:layer="layout" draw:type="curve" svg:x1="56.086cm" svg:y1="26.399cm" svg:x2="61.325cm" svg:y2="27.669cm" draw:start-shape="id11" draw:start-glue-point="2" draw:end-shape="id12" draw:end-glue-point="0" svg:d="M56086 26399c0 952 5239 318 5239 1270" svg:viewBox="0 0 5240 1271">
          <text:p/>
        </draw:connector>
        <draw:connector draw:style-name="gr27" draw:text-style-name="P4" draw:layer="layout" draw:type="curve" svg:x1="60.055cm" svg:y1="7.032cm" svg:x2="60.055cm" svg:y2="7.032cm" draw:start-shape="id1" draw:start-glue-point="1" draw:end-shape="id1" draw:end-glue-point="1" svg:d="M60055 7032z" svg:viewBox="0 0 1 1">
          <text:p/>
        </draw:connector>
        <draw:connector draw:style-name="gr28" draw:text-style-name="P4" draw:layer="layout" draw:type="curve" svg:x1="49.577cm" svg:y1="15.922cm" svg:x2="49.895cm" svg:y2="20.049cm" draw:start-shape="id13" draw:start-glue-point="2" draw:end-shape="id10" draw:end-glue-point="0" svg:d="M49577 15922c0 3094 318 1031 318 4127" svg:viewBox="0 0 319 4128">
          <text:p/>
        </draw:connector>
        <draw:connector draw:style-name="gr29" draw:text-style-name="P4" draw:layer="layout" draw:type="curve" svg:x1="57.038cm" svg:y1="15.922cm" svg:x2="61.325cm" svg:y2="27.669cm" draw:start-shape="id14" draw:start-glue-point="2" draw:end-shape="id12" draw:end-glue-point="0" svg:d="M57038 15922c0 8809 4287 2936 4287 11747" svg:viewBox="0 0 4288 11748">
          <text:p/>
        </draw:connector>
        <draw:custom-shape draw:style-name="gr30" draw:text-style-name="P3" xml:id="id15" draw:id="id15" draw:layer="layout" svg:width="6.667cm" svg:height="2.54cm" svg:x="50.848cm" svg:y="30.844cm">
          <text:p text:style-name="P3">Encrypted data access can be slow</text:p>
          <draw:enhanced-geometry svg:viewBox="0 0 21600 21600" draw:type="rectangle" draw:enhanced-path="M 0 0 L 21600 0 21600 21600 0 21600 0 0 Z N"/>
        </draw:custom-shape>
        <draw:connector draw:style-name="gr31" draw:text-style-name="P4" draw:layer="layout" draw:type="curve" svg:x1="58.15cm" svg:y1="29.574cm" svg:x2="54.181cm" svg:y2="30.844cm" draw:start-shape="id12" draw:start-glue-point="3" draw:end-shape="id15" draw:end-glue-point="0" svg:d="M58150 29574c-2646 0-3969 423-3969 1270" svg:viewBox="0 0 3970 1271">
          <text:p/>
        </draw:connector>
        <draw:custom-shape draw:style-name="gr32" draw:text-style-name="P3" xml:id="id17" draw:id="id17" draw:layer="layout" svg:width="7.937cm" svg:height="2.857cm" svg:x="44.498cm" svg:y="33.702cm">
          <text:p text:style-name="P3">Allow the specification of decrypted types where encryption isn’t important</text:p>
          <draw:enhanced-geometry svg:viewBox="0 0 21600 21600" draw:type="rectangle" draw:enhanced-path="M 0 0 L 21600 0 21600 21600 0 21600 0 0 Z N"/>
        </draw:custom-shape>
        <draw:custom-shape draw:style-name="gr33" draw:text-style-name="P3" xml:id="id16" draw:id="id16" draw:layer="layout" svg:width="5.08cm" svg:height="2.858cm" svg:x="61.96cm" svg:y="21.002cm">
          <text:p text:style-name="P3">Use a binary tree for all types and indexes</text:p>
          <draw:enhanced-geometry svg:viewBox="0 0 21600 21600" draw:type="rectangle" draw:enhanced-path="M 0 0 L 21600 0 21600 21600 0 21600 0 0 Z N"/>
        </draw:custom-shape>
        <draw:connector draw:style-name="gr34" draw:text-style-name="P4" draw:layer="layout" draw:type="curve" svg:x1="63.706cm" svg:y1="18.779cm" svg:x2="64.5cm" svg:y2="21.002cm" draw:start-shape="id7" draw:start-glue-point="2" draw:end-shape="id16" draw:end-glue-point="0" svg:d="M63706 18779c0 1666 794 555 794 2223" svg:viewBox="0 0 795 2224">
          <text:p/>
        </draw:connector>
        <draw:connector draw:style-name="gr35" draw:text-style-name="P4" draw:layer="layout" draw:type="curve" svg:x1="38.465cm" svg:y1="18.144cm" svg:x2="48.466cm" svg:y2="33.702cm" draw:start-shape="id3" draw:start-glue-point="1" draw:end-shape="id17" draw:end-glue-point="0" svg:d="M38465 18144c6668 0 10001 5186 10001 15558" svg:viewBox="0 0 10002 15559">
          <text:p/>
        </draw:connector>
        <draw:connector draw:style-name="gr36" draw:text-style-name="P4" draw:layer="layout" draw:type="curve" svg:x1="50.848cm" svg:y1="32.114cm" svg:x2="48.466cm" svg:y2="33.702cm" draw:start-shape="id15" draw:start-glue-point="3" draw:end-shape="id17" draw:end-glue-point="0" svg:d="M50848 32114c-1588 0-2382 529-2382 1588" svg:viewBox="0 0 2383 1589">
          <text:p/>
        </draw:connector>
        <draw:custom-shape draw:style-name="gr37" draw:text-style-name="P3" xml:id="id18" draw:id="id18" draw:layer="layout" svg:width="5.398cm" svg:height="4.445cm" svg:x="75.294cm" svg:y="22.272cm">
          <text:p text:style-name="P3">Divide file into small chunks to be individually modified</text:p>
          <draw:enhanced-geometry svg:viewBox="0 0 21600 21600" draw:type="rectangle" draw:enhanced-path="M 0 0 L 21600 0 21600 21600 0 21600 0 0 Z N"/>
        </draw:custom-shape>
        <draw:connector draw:style-name="gr38" draw:text-style-name="P4" draw:layer="layout" draw:type="curve" svg:x1="76.882cm" svg:y1="18.779cm" svg:x2="77.993cm" svg:y2="22.272cm" draw:start-shape="id9" draw:start-glue-point="2" draw:end-shape="id18" draw:end-glue-point="0" svg:d="M76882 18779c0 2619 1111 873 1111 3493" svg:viewBox="0 0 1112 3494">
          <text:p/>
        </draw:connector>
        <draw:custom-shape draw:style-name="gr39" draw:text-style-name="P3" xml:id="id19" draw:id="id19" draw:layer="layout" svg:width="5.08cm" svg:height="4.763cm" svg:x="75.612cm" svg:y="28.939cm">
          <text:p text:style-name="P3">If the program stops mid file write, the entire database risks corruption</text:p>
          <draw:enhanced-geometry svg:viewBox="0 0 21600 21600" draw:type="rectangle" draw:enhanced-path="M 0 0 L 21600 0 21600 21600 0 21600 0 0 Z N"/>
        </draw:custom-shape>
        <draw:connector draw:style-name="gr40" draw:text-style-name="P4" draw:layer="layout" draw:type="curve" svg:x1="77.993cm" svg:y1="26.717cm" svg:x2="78.152cm" svg:y2="28.939cm" draw:start-shape="id18" draw:start-glue-point="2" draw:end-shape="id19" draw:end-glue-point="0" svg:d="M77993 26717c0 1665 159 554 159 2222" svg:viewBox="0 0 160 2223">
          <text:p/>
        </draw:connector>
        <draw:custom-shape draw:style-name="gr41" draw:text-style-name="P3" xml:id="id20" draw:id="id20" draw:layer="layout" svg:width="6.35cm" svg:height="6.35cm" svg:x="75.295cm" svg:y="34.972cm">
          <text:p text:style-name="P3">Append data to be written to the end of the file, once the data is appended mark the chunk “under construction” until the write is finished</text:p>
          <draw:enhanced-geometry svg:viewBox="0 0 21600 21600" draw:type="rectangle" draw:enhanced-path="M 0 0 L 21600 0 21600 21600 0 21600 0 0 Z N"/>
        </draw:custom-shape>
        <draw:connector draw:style-name="gr42" draw:text-style-name="P4" draw:layer="layout" draw:type="curve" svg:x1="78.152cm" svg:y1="33.702cm" svg:x2="78.47cm" svg:y2="34.972cm" draw:start-shape="id19" draw:start-glue-point="2" draw:end-shape="id20" draw:end-glue-point="0" svg:d="M78152 33702c0 952 318 318 318 1270" svg:viewBox="0 0 319 1271">
          <text:p/>
        </draw:connector>
        <draw:custom-shape draw:style-name="gr43" draw:text-style-name="P3" xml:id="id21" draw:id="id21" draw:layer="layout" svg:width="5.715cm" svg:height="3.175cm" svg:x="24.177cm" svg:y="10.842cm">
          <text:p text:style-name="P3">How do you reference other entries?</text:p>
          <draw:enhanced-geometry svg:viewBox="0 0 21600 21600" draw:type="rectangle" draw:enhanced-path="M 0 0 L 21600 0 21600 21600 0 21600 0 0 Z N"/>
        </draw:custom-shape>
        <draw:custom-shape draw:style-name="gr44" draw:text-style-name="P3" xml:id="id22" draw:id="id22" draw:layer="layout" svg:width="8.255cm" svg:height="3.176cm" svg:x="7.35cm" svg:y="17.509cm">
          <text:p text:style-name="P3">UUID v4 for each struct in a list</text:p>
          <draw:enhanced-geometry svg:viewBox="0 0 21600 21600" draw:type="rectangle" draw:enhanced-path="M 0 0 L 21600 0 21600 21600 0 21600 0 0 Z N"/>
        </draw:custom-shape>
        <draw:connector draw:style-name="gr45" draw:text-style-name="P4" draw:layer="layout" draw:type="curve" svg:x1="27.034cm" svg:y1="14.017cm" svg:x2="11.477cm" svg:y2="17.509cm" draw:start-shape="id21" draw:start-glue-point="2" draw:end-shape="id22" draw:end-glue-point="0" svg:d="M27034 14017c0 2619-15557 873-15557 3492" svg:viewBox="0 0 15558 3493">
          <text:p/>
        </draw:connector>
        <draw:custom-shape draw:style-name="gr46" draw:text-style-name="P3" xml:id="id23" draw:id="id23" draw:layer="layout" svg:width="12.065cm" svg:height="2.54cm" svg:x="15.922cm" svg:y="24.177cm">
          <text:p text:style-name="P3">“Structured Interconnected List Heap” DB Stucture</text:p>
          <draw:enhanced-geometry svg:viewBox="0 0 21600 21600" draw:type="rectangle" draw:enhanced-path="M 0 0 L 21600 0 21600 21600 0 21600 0 0 Z N"/>
        </draw:custom-shape>
        <draw:connector draw:style-name="gr47" draw:text-style-name="P4" draw:layer="layout" draw:type="curve" svg:x1="35.29cm" svg:y1="18.144cm" svg:x2="21.954cm" svg:y2="24.177cm" draw:start-shape="id3" draw:start-glue-point="3" draw:end-shape="id23" draw:end-glue-point="0" svg:d="M35290 18144c-8891 0-13336 2011-13336 6033" svg:viewBox="0 0 13337 6034">
          <text:p/>
        </draw:connector>
        <draw:connector draw:style-name="gr48" draw:text-style-name="P4" draw:layer="layout" draw:type="curve" svg:x1="27.034cm" svg:y1="14.017cm" svg:x2="36.877cm" svg:y2="17.192cm" draw:start-shape="id21" draw:start-glue-point="2" draw:end-shape="id3" draw:end-glue-point="0" svg:d="M27034 14017c0 2380 9843 793 9843 3175" svg:viewBox="0 0 9844 3176">
          <text:p/>
        </draw:connector>
        <draw:custom-shape draw:style-name="gr49" draw:text-style-name="P3" xml:id="id24" draw:id="id24" draw:layer="layout" svg:width="8.89cm" svg:height="2.857cm" svg:x="23.542cm" svg:y="29.575cm">
          <text:p text:style-name="P3">Databases are made of types, fields, structs and lists</text:p>
          <draw:enhanced-geometry svg:viewBox="0 0 21600 21600" draw:type="rectangle" draw:enhanced-path="M 0 0 L 21600 0 21600 21600 0 21600 0 0 Z N"/>
        </draw:custom-shape>
        <draw:connector draw:style-name="gr50" draw:text-style-name="P4" draw:layer="layout" draw:type="curve" svg:x1="21.954cm" svg:y1="26.717cm" svg:x2="27.987cm" svg:y2="29.575cm" draw:start-shape="id23" draw:start-glue-point="2" draw:end-shape="id24" draw:end-glue-point="0" svg:d="M21954 26717c0 2143 6033 715 6033 2858" svg:viewBox="0 0 6034 2859">
          <text:p/>
        </draw:connector>
        <draw:custom-shape draw:style-name="gr51" draw:text-style-name="P3" xml:id="id25" draw:id="id25" draw:layer="layout" svg:width="5.398cm" svg:height="4.445cm" svg:x="20.05cm" svg:y="38.465cm">
          <text:p text:style-name="P3">Structs outline a “structured” collection of types </text:p>
          <draw:enhanced-geometry svg:viewBox="0 0 21600 21600" draw:type="rectangle" draw:enhanced-path="M 0 0 L 21600 0 21600 21600 0 21600 0 0 Z N"/>
        </draw:custom-shape>
        <draw:custom-shape draw:style-name="gr52" draw:text-style-name="P3" xml:id="id26" draw:id="id26" draw:layer="layout" svg:width="5.398cm" svg:height="4.444cm" svg:x="10.524cm" svg:y="37.195cm">
          <text:p text:style-name="P3">Lists store a binary tree of of unique structs</text:p>
          <draw:enhanced-geometry svg:viewBox="0 0 21600 21600" draw:type="rectangle" draw:enhanced-path="M 0 0 L 21600 0 21600 21600 0 21600 0 0 Z N"/>
        </draw:custom-shape>
        <draw:connector draw:style-name="gr53" draw:text-style-name="P4" draw:layer="layout" draw:type="curve" svg:x1="27.987cm" svg:y1="32.432cm" svg:x2="22.749cm" svg:y2="38.465cm" draw:start-shape="id24" draw:start-glue-point="2" draw:end-shape="id25" draw:end-glue-point="0" svg:d="M27987 32432c0 4524-5238 1508-5238 6033" svg:viewBox="0 0 5239 6034">
          <text:p/>
        </draw:connector>
        <draw:connector draw:style-name="gr54" draw:text-style-name="P4" draw:layer="layout" draw:type="curve" svg:x1="13.223cm" svg:y1="37.195cm" svg:x2="23.542cm" svg:y2="31.003cm" draw:start-shape="id26" draw:start-glue-point="0" draw:end-shape="id24" draw:end-glue-point="3" svg:d="M13223 37195c0-4128 3439-6192 10319-6192" svg:viewBox="0 0 10320 6193">
          <text:p/>
        </draw:connector>
        <draw:custom-shape draw:style-name="gr55" draw:text-style-name="P3" xml:id="id27" draw:id="id27" draw:layer="layout" svg:width="8.89cm" svg:height="5.08cm" svg:x="1.952cm" svg:y="55.927cm">
          <text:p text:style-name="P3">Each time any struct is added to a list, it is assigned a UUID along with the values the query wishes to initialize it with</text:p>
          <draw:enhanced-geometry svg:viewBox="0 0 21600 21600" draw:type="rectangle" draw:enhanced-path="M 0 0 L 21600 0 21600 21600 0 21600 0 0 Z N"/>
        </draw:custom-shape>
        <draw:connector draw:style-name="gr56" draw:text-style-name="P4" draw:layer="layout" draw:type="curve" svg:x1="7.35cm" svg:y1="19.097cm" svg:x2="1.952cm" svg:y2="58.467cm" draw:start-shape="id22" draw:start-glue-point="3" draw:end-shape="id27" draw:end-glue-point="3" svg:d="M7350 19097c-8848 0-6149 39370-5398 39370" svg:viewBox="0 0 6376 39371">
          <text:p/>
        </draw:connector>
        <draw:custom-shape draw:style-name="gr57" draw:text-style-name="P3" xml:id="id28" draw:id="id28" draw:layer="layout" svg:width="5.715cm" svg:height="2.54cm" svg:x="8.937cm" svg:y="43.227cm">
          <text:p text:style-name="P3">A list is initialized to a specific struct</text:p>
          <draw:enhanced-geometry svg:viewBox="0 0 21600 21600" draw:type="rectangle" draw:enhanced-path="M 0 0 L 21600 0 21600 21600 0 21600 0 0 Z N"/>
        </draw:custom-shape>
        <draw:connector draw:style-name="gr58" draw:text-style-name="P4" draw:layer="layout" draw:type="curve" svg:x1="13.223cm" svg:y1="41.639cm" svg:x2="11.794cm" svg:y2="43.227cm" draw:start-shape="id26" draw:start-glue-point="2" draw:end-shape="id28" draw:end-glue-point="0" svg:d="M13223 41639c0 1191-1429 397-1429 1588" svg:viewBox="0 0 1430 1589">
          <text:p/>
        </draw:connector>
        <draw:custom-shape draw:style-name="gr59" draw:text-style-name="P3" xml:id="id29" draw:id="id29" draw:layer="layout" svg:width="8.255cm" svg:height="3.175cm" svg:x="2.587cm" svg:y="47.037cm">
          <text:p text:style-name="P3">All search functions are to be done inside a list, no “database wide search”</text:p>
          <draw:enhanced-geometry svg:viewBox="0 0 21600 21600" draw:type="rectangle" draw:enhanced-path="M 0 0 L 21600 0 21600 21600 0 21600 0 0 Z N"/>
        </draw:custom-shape>
        <draw:connector draw:style-name="gr60" draw:text-style-name="P4" draw:layer="layout" draw:type="curve" svg:x1="11.794cm" svg:y1="45.767cm" svg:x2="6.714cm" svg:y2="47.037cm" draw:start-shape="id28" draw:start-glue-point="2" draw:end-shape="id29" draw:end-glue-point="0" svg:d="M11794 45767c0 952-5080 318-5080 1270" svg:viewBox="0 0 5081 1271">
          <text:p/>
        </draw:connector>
        <draw:custom-shape draw:style-name="gr61" draw:text-style-name="P3" xml:id="id30" draw:id="id30" draw:layer="layout" svg:width="7.62cm" svg:height="3.492cm" svg:x="12.112cm" svg:y="47.355cm">
          <text:p text:style-name="P3">This is because a search looks for specific fields with specific types and specific values</text:p>
          <draw:enhanced-geometry svg:viewBox="0 0 21600 21600" draw:type="rectangle" draw:enhanced-path="M 0 0 L 21600 0 21600 21600 0 21600 0 0 Z N"/>
        </draw:custom-shape>
        <draw:connector draw:style-name="gr62" draw:text-style-name="P4" draw:layer="layout" draw:type="curve" svg:x1="12.112cm" svg:y1="49.101cm" svg:x2="10.842cm" svg:y2="48.624cm" draw:start-shape="id30" draw:start-glue-point="3" draw:end-shape="id29" draw:end-glue-point="1" svg:d="M12112 49101c-952 0-318-477-1270-477" svg:viewBox="0 0 1271 478">
          <text:p/>
        </draw:connector>
        <draw:custom-shape draw:style-name="gr63" draw:text-style-name="P3" xml:id="id32" draw:id="id32" draw:layer="layout" svg:width="6.985cm" svg:height="3.493cm" svg:x="27.352cm" svg:y="39.417cm">
          <text:p text:style-name="P3">Each struct is made of fields, with each field being given a type</text:p>
          <draw:enhanced-geometry svg:viewBox="0 0 21600 21600" draw:type="rectangle" draw:enhanced-path="M 0 0 L 21600 0 21600 21600 0 21600 0 0 Z N"/>
        </draw:custom-shape>
        <draw:custom-shape draw:style-name="gr64" draw:text-style-name="P3" xml:id="id31" draw:id="id31" draw:layer="layout" svg:width="6.985cm" svg:height="2.539cm" svg:x="35.607cm" svg:y="37.513cm">
          <text:p text:style-name="P3">Types tell the database how to handle data in a field</text:p>
          <draw:enhanced-geometry svg:viewBox="0 0 21600 21600" draw:type="rectangle" draw:enhanced-path="M 0 0 L 21600 0 21600 21600 0 21600 0 0 Z N"/>
        </draw:custom-shape>
        <draw:connector draw:style-name="gr65" draw:text-style-name="P4" draw:layer="layout" draw:type="curve" svg:x1="32.432cm" svg:y1="31.003cm" svg:x2="39.099cm" svg:y2="37.513cm" draw:start-shape="id24" draw:start-glue-point="1" draw:end-shape="id31" draw:end-glue-point="0" svg:d="M32432 31003c4445 0 6667 2170 6667 6510" svg:viewBox="0 0 6668 6511">
          <text:p/>
        </draw:connector>
        <draw:connector draw:style-name="gr66" draw:text-style-name="P4" draw:layer="layout" draw:type="curve" svg:x1="27.987cm" svg:y1="32.432cm" svg:x2="30.844cm" svg:y2="39.417cm" draw:start-shape="id24" draw:start-glue-point="2" draw:end-shape="id32" draw:end-glue-point="0" svg:d="M27987 32432c0 5238 2857 1746 2857 6985" svg:viewBox="0 0 2858 6986">
          <text:p/>
        </draw:connector>
        <draw:custom-shape draw:style-name="gr67" draw:text-style-name="P3" xml:id="id33" draw:id="id33" draw:layer="layout" svg:width="5.715cm" svg:height="2.858cm" svg:x="46.402cm" svg:y="55.292cm">
          <text:p text:style-name="P3">Integer, keyword being “i”</text:p>
          <draw:enhanced-geometry svg:viewBox="0 0 21600 21600" draw:type="rectangle" draw:enhanced-path="M 0 0 L 21600 0 21600 21600 0 21600 0 0 Z N"/>
        </draw:custom-shape>
        <draw:custom-shape draw:style-name="gr68" draw:text-style-name="P3" xml:id="id34" draw:id="id34" draw:layer="layout" svg:width="8.255cm" svg:height="4.127cm" svg:x="56.562cm" svg:y="56.88cm">
          <text:p text:style-name="P3">All numbers are big endian and can be of theoretically any length, since there is no size limit to a field</text:p>
          <draw:enhanced-geometry svg:viewBox="0 0 21600 21600" draw:type="rectangle" draw:enhanced-path="M 0 0 L 21600 0 21600 21600 0 21600 0 0 Z N"/>
        </draw:custom-shape>
        <draw:custom-shape draw:style-name="gr69" draw:text-style-name="P3" xml:id="id35" draw:id="id35" draw:layer="controls" svg:width="6.033cm" svg:height="3.492cm" svg:x="46.402cm" svg:y="60.69cm">
          <text:p text:style-name="P3">Fractional, keyword being “f”</text:p>
          <draw:enhanced-geometry svg:viewBox="0 0 21600 21600" draw:type="rectangle" draw:enhanced-path="M 0 0 L 21600 0 21600 21600 0 21600 0 0 Z N"/>
        </draw:custom-shape>
        <draw:connector draw:style-name="gr70" draw:text-style-name="P4" draw:layer="controls" draw:type="curve" svg:x1="52.117cm" svg:y1="56.721cm" svg:x2="56.562cm" svg:y2="58.943cm" draw:start-shape="id33" draw:start-glue-point="1" draw:end-shape="id34" draw:end-glue-point="3" svg:d="M52117 56721c3333 0 1111 2222 4445 2222" svg:viewBox="0 0 4446 2223">
          <text:p/>
        </draw:connector>
        <draw:connector draw:style-name="gr71" draw:text-style-name="P4" draw:layer="controls" draw:type="curve" svg:x1="52.435cm" svg:y1="62.436cm" svg:x2="56.562cm" svg:y2="58.943cm" draw:start-shape="id35" draw:start-glue-point="1" draw:end-shape="id34" draw:end-glue-point="3" svg:d="M52435 62436c3094 0 1031-3493 4127-3493" svg:viewBox="0 0 4128 3494">
          <text:p/>
        </draw:connector>
        <draw:custom-shape draw:style-name="gr72" draw:text-style-name="P3" xml:id="id36" draw:id="id36" draw:layer="controls" svg:width="7.938cm" svg:height="3.492cm" svg:x="56.562cm" svg:y="63.23cm">
          <text:p text:style-name="P3">What about obcenely large numbers and their impact on perfomance?</text:p>
          <draw:enhanced-geometry svg:viewBox="0 0 21600 21600" draw:type="rectangle" draw:enhanced-path="M 0 0 L 21600 0 21600 21600 0 21600 0 0 Z N"/>
        </draw:custom-shape>
        <draw:connector draw:style-name="gr73" draw:text-style-name="P4" draw:layer="controls" draw:type="curve" svg:x1="60.689cm" svg:y1="61.007cm" svg:x2="60.531cm" svg:y2="63.23cm" draw:start-shape="id34" draw:start-glue-point="2" draw:end-shape="id36" draw:end-glue-point="0" svg:d="M60689 61007c0 1666-158 555-158 2223" svg:viewBox="0 0 159 2224">
          <text:p/>
        </draw:connector>
        <draw:custom-shape draw:style-name="gr74" draw:text-style-name="P3" xml:id="id37" draw:id="id37" draw:layer="controls" svg:width="6.985cm" svg:height="4.445cm" svg:x="57.197cm" svg:y="68.31cm">
          <text:p text:style-name="P3">Constrain numbers to 64 bits for integers and 96 bits for fractional numbers unless specified otherwise </text:p>
          <draw:enhanced-geometry svg:viewBox="0 0 21600 21600" draw:type="rectangle" draw:enhanced-path="M 0 0 L 21600 0 21600 21600 0 21600 0 0 Z N"/>
        </draw:custom-shape>
        <draw:connector draw:style-name="gr75" draw:text-style-name="P4" draw:layer="controls" draw:type="curve" svg:x1="60.531cm" svg:y1="66.722cm" svg:x2="60.689cm" svg:y2="68.31cm" draw:start-shape="id36" draw:start-glue-point="2" draw:end-shape="id37" draw:end-glue-point="0" svg:d="M60531 66722c0 1191 158 397 158 1588" svg:viewBox="0 0 159 1589">
          <text:p/>
        </draw:connector>
        <draw:custom-shape draw:style-name="gr76" draw:text-style-name="P3" xml:id="id38" draw:id="id38" draw:layer="controls" svg:width="5.715cm" svg:height="2.858cm" svg:x="46.402cm" svg:y="67.039cm">
          <text:p text:style-name="P3">What about decimal numbers? Floats?</text:p>
          <draw:enhanced-geometry svg:viewBox="0 0 21600 21600" draw:type="rectangle" draw:enhanced-path="M 0 0 L 21600 0 21600 21600 0 21600 0 0 Z N"/>
        </draw:custom-shape>
        <draw:custom-shape draw:style-name="gr77" draw:text-style-name="P3" xml:id="id39" draw:id="id39" draw:layer="controls" svg:width="13.652cm" svg:height="3.492cm" svg:x="41.64cm" svg:y="71.485cm">
          <text:p text:style-name="P3">Use pseudotype “d” to convert decimal notation to fractional notation automatically. Technically not it’s own type but that’s to circumvent floating point error</text:p>
          <draw:enhanced-geometry svg:viewBox="0 0 21600 21600" draw:type="rectangle" draw:enhanced-path="M 0 0 L 21600 0 21600 21600 0 21600 0 0 Z N"/>
        </draw:custom-shape>
        <draw:connector draw:style-name="gr78" draw:text-style-name="P4" draw:layer="controls" draw:type="curve" svg:x1="49.259cm" svg:y1="69.897cm" svg:x2="48.466cm" svg:y2="71.485cm" draw:start-shape="id38" draw:start-glue-point="2" draw:end-shape="id39" draw:end-glue-point="0" svg:d="M49259 69897c0 1191-793 397-793 1588" svg:viewBox="0 0 794 1589">
          <text:p/>
        </draw:connector>
        <draw:connector draw:style-name="gr79" draw:text-style-name="P4" draw:layer="controls" draw:type="curve" svg:x1="46.402cm" svg:y1="62.436cm" svg:x2="49.259cm" svg:y2="67.039cm" draw:start-shape="id35" draw:start-glue-point="3" draw:end-shape="id38" draw:end-glue-point="0" svg:d="M46402 62436c-753 0-627 1588 275 2203s2582 258 2582 2400" svg:viewBox="0 0 3350 4604">
          <text:p/>
        </draw:connector>
        <draw:connector draw:style-name="gr80" draw:text-style-name="P4" draw:layer="controls" draw:type="curve" svg:x1="55.292cm" svg:y1="73.231cm" svg:x2="56.562cm" svg:y2="58.943cm" draw:start-shape="id39" draw:start-glue-point="1" draw:end-shape="id34" draw:end-glue-point="3" svg:d="M55292 73231c952 0 318-14288 1270-14288" svg:viewBox="0 0 1271 14289">
          <text:p/>
        </draw:connector>
        <draw:custom-shape draw:style-name="gr81" draw:text-style-name="P3" xml:id="id40" draw:id="id40" draw:layer="controls" svg:width="6.35cm" svg:height="2.223cm" svg:x="32.114cm" svg:y="75.612cm">
          <text:p text:style-name="P3">What about bases other than 10?</text:p>
          <draw:enhanced-geometry svg:viewBox="0 0 21600 21600" draw:type="rectangle" draw:enhanced-path="M 0 0 L 21600 0 21600 21600 0 21600 0 0 Z N"/>
        </draw:custom-shape>
        <draw:custom-shape draw:style-name="gr82" draw:text-style-name="P3" xml:id="id42" draw:id="id42" draw:layer="controls" svg:width="9.843cm" svg:height="4.763cm" svg:x="30.844cm" svg:y="79.739cm">
          <text:p text:style-name="P3">Allow the base of the type to be specified (note, base will only matter when entering numbers into a field or retrieving numbers from a database)</text:p>
          <draw:enhanced-geometry svg:viewBox="0 0 21600 21600" draw:type="rectangle" draw:enhanced-path="M 0 0 L 21600 0 21600 21600 0 21600 0 0 Z N"/>
        </draw:custom-shape>
        <draw:connector draw:style-name="gr83" draw:text-style-name="P4" draw:layer="controls" draw:type="curve" svg:x1="49.259cm" svg:y1="58.15cm" svg:x2="49.418cm" svg:y2="60.69cm" draw:start-shape="id33" draw:start-glue-point="2" draw:end-shape="id35" draw:end-glue-point="0" svg:d="M49259 58150c0 1905 159 635 159 2540" svg:viewBox="0 0 160 2541">
          <text:p/>
        </draw:connector>
        <draw:connector draw:style-name="gr84" draw:text-style-name="P4" draw:layer="controls" draw:type="curve" svg:x1="46.402cm" svg:y1="56.721cm" svg:x2="35.289cm" svg:y2="75.612cm" draw:start-shape="id33" draw:start-glue-point="3" draw:end-shape="id40" draw:end-glue-point="0" svg:d="M46402 56721c-7409 0-11113 6297-11113 18891" svg:viewBox="0 0 11114 18892">
          <text:p/>
        </draw:connector>
        <draw:custom-shape draw:style-name="gr85" draw:text-style-name="P3" xml:id="id41" draw:id="id41" draw:layer="controls" svg:width="6.985cm" svg:height="2.857cm" svg:x="19.732cm" svg:y="71.168cm">
          <text:p text:style-name="P3">What about limiting the number of digits to an entry, like an SSN?</text:p>
          <draw:enhanced-geometry svg:viewBox="0 0 21600 21600" draw:type="rectangle" draw:enhanced-path="M 0 0 L 21600 0 21600 21600 0 21600 0 0 Z N"/>
        </draw:custom-shape>
        <draw:connector draw:style-name="gr86" draw:text-style-name="P4" draw:layer="controls" draw:type="curve" svg:x1="46.402cm" svg:y1="62.436cm" svg:x2="35.289cm" svg:y2="75.612cm" draw:start-shape="id35" draw:start-glue-point="3" draw:end-shape="id40" draw:end-glue-point="0" svg:d="M46402 62436c-7409 0-11113 4392-11113 13176" svg:viewBox="0 0 11114 13177">
          <text:p/>
        </draw:connector>
        <draw:connector draw:style-name="gr87" draw:text-style-name="P4" draw:layer="controls" draw:type="curve" svg:x1="41.64cm" svg:y1="73.231cm" svg:x2="35.289cm" svg:y2="75.612cm" draw:start-shape="id39" draw:start-glue-point="3" draw:end-shape="id40" draw:end-glue-point="0" svg:d="M41640 73231c-4234 0-6351 793-6351 2381" svg:viewBox="0 0 6352 2382">
          <text:p/>
        </draw:connector>
        <draw:connector draw:style-name="gr88" draw:text-style-name="P4" draw:layer="controls" draw:type="curve" svg:x1="46.402cm" svg:y1="56.721cm" svg:x2="23.224cm" svg:y2="71.168cm" draw:start-shape="id33" draw:start-glue-point="3" draw:end-shape="id41" draw:end-glue-point="0" svg:d="M46402 56721c-15452 0-23178 4815-23178 14447" svg:viewBox="0 0 23179 14448">
          <text:p/>
        </draw:connector>
        <draw:connector draw:style-name="gr89" draw:text-style-name="P4" draw:layer="controls" draw:type="curve" svg:x1="46.402cm" svg:y1="62.436cm" svg:x2="23.224cm" svg:y2="71.168cm" draw:start-shape="id35" draw:start-glue-point="3" draw:end-shape="id41" draw:end-glue-point="0" svg:d="M46402 62436c-15452 0-23178 2910-23178 8732" svg:viewBox="0 0 23179 8733">
          <text:p/>
        </draw:connector>
        <draw:connector draw:style-name="gr90" draw:text-style-name="P4" draw:layer="controls" draw:type="curve" svg:x1="35.289cm" svg:y1="77.835cm" svg:x2="35.765cm" svg:y2="79.739cm" draw:start-shape="id40" draw:start-glue-point="2" draw:end-shape="id42" draw:end-glue-point="0" svg:d="M35289 77835c0 1426 476 475 476 1904" svg:viewBox="0 0 477 1905">
          <text:p/>
        </draw:connector>
        <draw:custom-shape draw:style-name="gr91" draw:text-style-name="P3" xml:id="id43" draw:id="id43" draw:layer="controls" svg:width="11.43cm" svg:height="5.398cm" svg:x="15.922cm" svg:y="78.47cm">
          <text:p text:style-name="P3">Allow the restriction of number length in the digits previously specified. Allow also the specification of decimal places, or significant digits, or etc. (allow all numerical lengths to be constrained as the user wishes...)</text:p>
          <draw:enhanced-geometry svg:viewBox="0 0 21600 21600" draw:type="rectangle" draw:enhanced-path="M 0 0 L 21600 0 21600 21600 0 21600 0 0 Z N"/>
        </draw:custom-shape>
        <draw:connector draw:style-name="gr92" draw:text-style-name="P4" draw:layer="controls" draw:type="curve" svg:x1="23.224cm" svg:y1="74.025cm" svg:x2="21.637cm" svg:y2="78.47cm" draw:start-shape="id41" draw:start-glue-point="2" draw:end-shape="id43" draw:end-glue-point="0" svg:d="M23224 74025c0 3333-1587 1111-1587 4445" svg:viewBox="0 0 1588 4446">
          <text:p/>
        </draw:connector>
        <draw:connector draw:style-name="gr93" draw:text-style-name="P4" draw:layer="controls" draw:type="curve" svg:x1="41.64cm" svg:y1="73.231cm" svg:x2="23.224cm" svg:y2="71.168cm" draw:start-shape="id39" draw:start-glue-point="3" draw:end-shape="id41" draw:end-glue-point="0" svg:d="M41640 73231c-11193 0-9327-1283-11133-1987s-7283-829-7283-76" svg:viewBox="0 0 18417 2575">
          <text:p/>
        </draw:connector>
        <draw:connector draw:style-name="gr94" draw:text-style-name="P4" draw:layer="controls" draw:type="curve" svg:x1="30.844cm" svg:y1="82.12cm" svg:x2="26.717cm" svg:y2="72.596cm" draw:start-shape="id42" draw:start-glue-point="3" draw:end-shape="id41" draw:end-glue-point="1" svg:d="M30844 82120c-3096 0-1033-9524-4127-9524" svg:viewBox="0 0 4128 9525">
          <text:p/>
        </draw:connector>
        <draw:connector draw:style-name="gr95" draw:text-style-name="P4" draw:layer="controls" draw:type="curve" svg:x1="27.352cm" svg:y1="81.169cm" svg:x2="27.352cm" svg:y2="81.169cm" draw:start-shape="id43" draw:end-shape="id43" svg:d="M27352 81169z" svg:viewBox="0 0 1 1">
          <text:p/>
        </draw:connector>
        <draw:connector draw:style-name="gr96" draw:text-style-name="P4" draw:layer="controls" draw:type="curve" svg:x1="27.352cm" svg:y1="81.169cm" svg:x2="27.352cm" svg:y2="81.169cm" draw:start-shape="id43" draw:end-shape="id43" svg:d="M27352 81169z" svg:viewBox="0 0 1 1">
          <text:p/>
        </draw:connector>
        <draw:custom-shape draw:style-name="gr97" draw:text-style-name="P3" xml:id="id48" draw:id="id48" draw:layer="controls" svg:width="6.033cm" svg:height="1.905cm" svg:x="35.925cm" svg:y="42.592cm">
          <text:p text:style-name="P3">String(UTF-8)</text:p>
          <draw:enhanced-geometry svg:viewBox="0 0 21600 21600" draw:type="rectangle" draw:enhanced-path="M 0 0 L 21600 0 21600 21600 0 21600 0 0 Z N"/>
        </draw:custom-shape>
        <draw:custom-shape draw:style-name="gr98" draw:text-style-name="P3" xml:id="id44" draw:id="id44" draw:layer="controls" svg:width="6.033cm" svg:height="1.588cm" svg:x="35.607cm" svg:y="46.72cm">
          <text:p text:style-name="P3">Raw Binary Data</text:p>
          <draw:enhanced-geometry svg:viewBox="0 0 21600 21600" draw:type="rectangle" draw:enhanced-path="M 0 0 L 21600 0 21600 21600 0 21600 0 0 Z N"/>
        </draw:custom-shape>
        <draw:custom-shape draw:style-name="gr99" draw:text-style-name="P3" xml:id="id45" draw:id="id45" draw:layer="controls" svg:width="6.35cm" svg:height="2.222cm" svg:x="44.498cm" svg:y="46.403cm">
          <text:p text:style-name="P3">Indexing raw data is a bad idea</text:p>
          <draw:enhanced-geometry svg:viewBox="0 0 21600 21600" draw:type="rectangle" draw:enhanced-path="M 0 0 L 21600 0 21600 21600 0 21600 0 0 Z N"/>
        </draw:custom-shape>
        <draw:connector draw:style-name="gr100" draw:text-style-name="P4" draw:layer="controls" draw:type="curve" svg:x1="41.64cm" svg:y1="47.514cm" svg:x2="44.498cm" svg:y2="47.514cm" draw:start-shape="id44" draw:start-glue-point="1" draw:end-shape="id45" draw:end-glue-point="3" svg:d="M41640 47514h2858" svg:viewBox="0 0 2859 1">
          <text:p/>
        </draw:connector>
        <draw:custom-shape draw:style-name="gr101" draw:text-style-name="P3" xml:id="id46" draw:id="id46" draw:layer="controls" svg:width="5.715cm" svg:height="2.222cm" svg:x="53.07cm" svg:y="46.403cm">
          <text:p text:style-name="P3">Don’t</text:p>
          <draw:enhanced-geometry svg:viewBox="0 0 21600 21600" draw:type="rectangle" draw:enhanced-path="M 0 0 L 21600 0 21600 21600 0 21600 0 0 Z N"/>
        </draw:custom-shape>
        <draw:connector draw:style-name="gr102" draw:text-style-name="P4" draw:layer="controls" draw:type="curve" svg:x1="50.848cm" svg:y1="47.514cm" svg:x2="53.07cm" svg:y2="47.514cm" draw:start-shape="id45" draw:start-glue-point="1" draw:end-shape="id46" draw:end-glue-point="3" svg:d="M50848 47514h2222" svg:viewBox="0 0 2223 1">
          <text:p/>
        </draw:connector>
        <draw:custom-shape draw:style-name="gr103" draw:text-style-name="P3" xml:id="id47" draw:id="id47" draw:layer="controls" svg:width="6.033cm" svg:height="5.715cm" svg:x="67.992cm" svg:y="35.29cm">
          <text:p text:style-name="P3">Prefix each chunk with a CRC-32 checksum of the following data(big endian)</text:p>
          <draw:enhanced-geometry svg:viewBox="0 0 21600 21600" draw:type="rectangle" draw:enhanced-path="M 0 0 L 21600 0 21600 21600 0 21600 0 0 Z N"/>
        </draw:custom-shape>
        <draw:connector draw:style-name="gr104" draw:text-style-name="P4" draw:layer="controls" draw:type="curve" svg:x1="75.612cm" svg:y1="31.32cm" svg:x2="71.008cm" svg:y2="35.29cm" draw:start-shape="id19" draw:start-glue-point="3" draw:end-shape="id47" draw:end-glue-point="0" svg:d="M75612 31320c-3070 0-4604 1323-4604 3970" svg:viewBox="0 0 4605 3971">
          <text:p/>
        </draw:connector>
        <draw:connector draw:style-name="gr105" draw:text-style-name="P4" draw:layer="controls" draw:type="curve" svg:x1="39.099cm" svg:y1="40.052cm" svg:x2="38.941cm" svg:y2="42.592cm" draw:start-shape="id31" draw:start-glue-point="2" draw:end-shape="id48" draw:end-glue-point="0" svg:d="M39099 40052c0 1903-158 634-158 2540" svg:viewBox="0 0 159 2541">
          <text:p/>
        </draw:connector>
        <draw:connector draw:style-name="gr106" draw:text-style-name="P4" draw:layer="controls" draw:type="curve" svg:x1="38.941cm" svg:y1="44.497cm" svg:x2="38.623cm" svg:y2="46.72cm" draw:start-shape="id48" draw:start-glue-point="2" draw:end-shape="id44" draw:end-glue-point="0" svg:d="M38941 44497c0 1666-318 555-318 2223" svg:viewBox="0 0 319 2224">
          <text:p/>
        </draw:connector>
        <draw:connector draw:style-name="gr107" draw:text-style-name="P4" draw:layer="controls" draw:type="curve" svg:x1="38.623cm" svg:y1="48.308cm" svg:x2="49.259cm" svg:y2="55.292cm" draw:start-shape="id44" draw:start-glue-point="2" draw:end-shape="id33" draw:end-glue-point="0" svg:d="M38623 48308c0 5238 10636 1746 10636 6984" svg:viewBox="0 0 10637 6985">
          <text:p/>
        </draw:connector>
        <draw:custom-shape draw:style-name="gr108" draw:text-style-name="P3" xml:id="id49" draw:id="id49" draw:layer="layout" svg:width="8.573cm" svg:height="2.54cm" svg:x="6.714cm" svg:y="21.955cm">
          <text:p text:style-name="P3">Generating truly unique UUIDs can be time consuming</text:p>
          <draw:enhanced-geometry svg:viewBox="0 0 21600 21600" draw:type="rectangle" draw:enhanced-path="M 0 0 L 21600 0 21600 21600 0 21600 0 0 Z N"/>
        </draw:custom-shape>
        <draw:custom-shape draw:style-name="gr109" draw:text-style-name="P3" xml:id="id50" draw:id="id50" draw:layer="layout" svg:width="7.302cm" svg:height="3.492cm" svg:x="6.715cm" svg:y="25.765cm">
          <text:p text:style-name="P3">Generate a cache of pre-made UUIDs that is topped off by a helper thread</text:p>
          <draw:enhanced-geometry svg:viewBox="0 0 21600 21600" draw:type="rectangle" draw:enhanced-path="M 0 0 L 21600 0 21600 21600 0 21600 0 0 Z N"/>
        </draw:custom-shape>
        <draw:connector draw:style-name="gr110" draw:text-style-name="P4" draw:layer="layout" draw:type="curve" svg:x1="11.477cm" svg:y1="20.685cm" svg:x2="11cm" svg:y2="21.955cm" draw:start-shape="id22" draw:start-glue-point="2" draw:end-shape="id49" draw:end-glue-point="0" svg:d="M11477 20685c0 952-477 318-477 1270" svg:viewBox="0 0 478 1271">
          <text:p/>
        </draw:connector>
        <draw:connector draw:style-name="gr111" draw:text-style-name="P4" draw:layer="layout" draw:type="curve" svg:x1="11cm" svg:y1="24.495cm" svg:x2="10.366cm" svg:y2="25.765cm" draw:start-shape="id49" draw:start-glue-point="2" draw:end-shape="id50" draw:end-glue-point="0" svg:d="M11000 24495c0 952-634 318-634 1270" svg:viewBox="0 0 635 1271">
          <text:p/>
        </draw:connector>
        <draw:custom-shape draw:style-name="gr112" draw:text-style-name="P3" xml:id="id51" draw:id="id51" draw:layer="layout" svg:width="5.715cm" svg:height="1.905cm" svg:x="5.445cm" svg:y="30.845cm">
          <text:p text:style-name="P3">What when the cache is emptied?</text:p>
          <draw:enhanced-geometry svg:viewBox="0 0 21600 21600" draw:type="rectangle" draw:enhanced-path="M 0 0 L 21600 0 21600 21600 0 21600 0 0 Z N"/>
        </draw:custom-shape>
        <draw:custom-shape draw:style-name="gr113" draw:text-style-name="P3" xml:id="id52" draw:id="id52" draw:layer="layout" svg:width="6.032cm" svg:height="3.81cm" svg:x="3.54cm" svg:y="34.655cm">
          <text:p text:style-name="P3">Generate fresh UUID, tell helper thread to top off cache</text:p>
          <draw:enhanced-geometry svg:viewBox="0 0 21600 21600" draw:type="rectangle" draw:enhanced-path="M 0 0 L 21600 0 21600 21600 0 21600 0 0 Z N"/>
        </draw:custom-shape>
        <draw:connector draw:style-name="gr114" draw:text-style-name="P4" draw:layer="layout" draw:type="curve" svg:x1="8.302cm" svg:y1="32.75cm" svg:x2="6.556cm" svg:y2="34.655cm" draw:start-shape="id51" draw:start-glue-point="2" draw:end-shape="id52" draw:end-glue-point="0" svg:d="M8302 32750c0 1428-1746 476-1746 1905" svg:viewBox="0 0 1747 1906">
          <text:p/>
        </draw:connector>
        <draw:connector draw:style-name="gr115" draw:text-style-name="P4" draw:layer="layout" draw:type="curve" svg:x1="10.366cm" svg:y1="29.257cm" svg:x2="8.302cm" svg:y2="30.845cm" draw:start-shape="id50" draw:start-glue-point="2" draw:end-shape="id51" draw:end-glue-point="0" svg:d="M10366 29257c0 1191-2064 397-2064 1588" svg:viewBox="0 0 2065 1589">
          <text:p/>
        </draw:connector>
        <draw:custom-shape draw:style-name="gr116" draw:text-style-name="P3" xml:id="id53" draw:id="id53" draw:layer="Todo Assignments" svg:width="6.985cm" svg:height="5.715cm" svg:x="67.675cm" svg:y="42.275cm">
          <text:p text:style-name="P3">The best CRC32 polynomials have very similar hamming distances to CRC24 polynomials at 256 byte chunk sizes</text:p>
          <text:p text:style-name="P3">(<text:a xlink:href="http://users.ece.cmu.edu/~koopman/crc/" xlink:type="simple">source</text:a>)</text:p>
          <draw:enhanced-geometry svg:viewBox="0 0 21600 21600" draw:type="rectangle" draw:enhanced-path="M 0 0 L 21600 0 21600 21600 0 21600 0 0 Z N"/>
        </draw:custom-shape>
        <draw:connector draw:style-name="gr117" draw:text-style-name="P4" draw:layer="Todo Assignments" draw:type="curve" svg:x1="71.008cm" svg:y1="41.005cm" svg:x2="71.167cm" svg:y2="42.275cm" draw:start-shape="id47" draw:start-glue-point="2" draw:end-shape="id53" draw:end-glue-point="0" svg:d="M71008 41005c0 951 159 316 159 1270" svg:viewBox="0 0 160 1271">
          <text:p/>
        </draw:connector>
        <draw:custom-shape draw:style-name="gr37" draw:text-style-name="P3" xml:id="id54" draw:id="id54" draw:layer="Todo Assignments" svg:width="5.398cm" svg:height="4.445cm" svg:x="67.992cm" svg:y="49.26cm">
          <text:p text:style-name="P3">Use CRC-24s with the polynomial of</text:p>
          <text:p text:style-name="P3">0xbd80de</text:p>
          <text:p text:style-name="P3">(<text:a xlink:href="http://users.ece.cmu.edu/~koopman/crc/hd6.html" xlink:type="simple">CRC-24/6.2</text:a>)</text:p>
          <draw:enhanced-geometry svg:viewBox="0 0 21600 21600" draw:type="rectangle" draw:enhanced-path="M 0 0 L 21600 0 21600 21600 0 21600 0 0 Z N"/>
        </draw:custom-shape>
        <draw:connector draw:style-name="gr118" draw:text-style-name="P4" draw:layer="Todo Assignments" draw:type="curve" svg:x1="71.167cm" svg:y1="47.99cm" svg:x2="70.691cm" svg:y2="49.26cm" draw:start-shape="id53" draw:start-glue-point="2" draw:end-shape="id54" draw:end-glue-point="0" svg:d="M71167 47990c0 951-476 316-476 1270" svg:viewBox="0 0 477 1271">
          <text:p/>
        </draw:connector>
      </draw:page>
      <draw:page draw:name="page2" draw:style-name="dp1" draw:master-page-name="Default">
        <draw:custom-shape draw:style-name="gr119" draw:text-style-name="P5" draw:layer="layout" svg:width="5.398cm" svg:height="3.493cm" svg:x="31.797cm" svg:y="7.667cm">
          <text:p text:style-name="P5">How do we store lists, structs and fields to chunks?</text:p>
          <draw:enhanced-geometry svg:viewBox="0 0 21600 21600" draw:type="rectangle" draw:enhanced-path="M 0 0 L 21600 0 21600 21600 0 21600 0 0 Z N"/>
        </draw:custom-shape>
        <draw:custom-shape draw:style-name="gr120" draw:text-style-name="P5" draw:layer="layout" svg:width="5.08cm" svg:height="3.175cm" svg:x="24.812cm" svg:y="14.652cm">
          <text:p text:style-name="P5">Super Structs</text:p>
          <draw:enhanced-geometry svg:viewBox="0 0 21600 21600" draw:type="rectangle" draw:enhanced-path="M 0 0 L 21600 0 21600 21600 0 21600 0 0 Z N"/>
        </draw:custom-shape>
        <draw:custom-shape draw:style-name="gr121" draw:text-style-name="P5" draw:layer="layout" svg:width="6.668cm" svg:height="5.398cm" svg:x="19.732cm" svg:y="20.367cm">
          <text:p text:style-name="P5">Tied to the chunk type, for example a DB Header struct <text:span text:style-name="T1">MUST</text:span><text:span text:style-name="T2"> be in a DB Header chunk</text:span> </text:p>
          <draw:enhanced-geometry svg:viewBox="0 0 21600 21600" draw:type="rectangle" draw:enhanced-path="M 0 0 L 21600 0 21600 21600 0 21600 0 0 Z N"/>
        </draw:custom-shape>
        <draw:custom-shape draw:style-name="gr122" draw:text-style-name="P5" draw:layer="layout" svg:width="7.62cm" svg:height="4.763cm" svg:x="18.78cm" svg:y="26.4cm">
          <text:p text:style-name="P5">There is no need to check if the super struct contains the necissary fields because it is defined at compile time</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4" draw:display-name="Arrowheads 4"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8" draw:display-name="Arrowheads 48" svg:viewBox="0 0 20 20" svg:d="M0 20l10-20 10 20z"/>
    <draw:marker draw:name="Arrowheads_20_49" draw:display-name="Arrowheads 49" svg:viewBox="0 0 20 20" svg:d="M0 20l10-20 10 20z"/>
    <draw:marker draw:name="Arrowheads_20_5" draw:display-name="Arrowheads 5" svg:viewBox="0 0 20 20" svg:d="M0 20l10-20 10 20z"/>
    <draw:marker draw:name="Arrowheads_20_50" draw:display-name="Arrowheads 50" svg:viewBox="0 0 20 20" svg:d="M0 20l10-20 10 20z"/>
    <draw:marker draw:name="Arrowheads_20_53" draw:display-name="Arrowheads 53" svg:viewBox="0 0 20 20" svg:d="M0 20l10-20 10 20z"/>
    <draw:marker draw:name="Arrowheads_20_54" draw:display-name="Arrowheads 54" svg:viewBox="0 0 20 20" svg:d="M0 20l10-20 10 20z"/>
    <draw:marker draw:name="Arrowheads_20_55" draw:display-name="Arrowheads 55" svg:viewBox="0 0 20 20" svg:d="M0 20l10-20 10 20z"/>
    <draw:marker draw:name="Arrowheads_20_56" draw:display-name="Arrowheads 56" svg:viewBox="0 0 20 20" svg:d="M0 20l10-20 10 20z"/>
    <draw:marker draw:name="Arrowheads_20_57" draw:display-name="Arrowheads 57" svg:viewBox="0 0 20 20" svg:d="M0 20l10-20 10 20z"/>
    <draw:marker draw:name="Arrowheads_20_58" draw:display-name="Arrowheads 58" svg:viewBox="0 0 20 20" svg:d="M0 20l10-20 10 20z"/>
    <draw:marker draw:name="Arrowheads_20_59" draw:display-name="Arrowheads 59"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64" draw:display-name="Arrowheads 64" svg:viewBox="0 0 20 20" svg:d="M0 20l10-20 10 20z"/>
    <draw:marker draw:name="Arrowheads_20_65" draw:display-name="Arrowheads 65" svg:viewBox="0 0 20 20" svg:d="M0 20l10-20 10 20z"/>
    <draw:marker draw:name="Arrowheads_20_66" draw:display-name="Arrowheads 66" svg:viewBox="0 0 20 20" svg:d="M0 20l10-20 10 20z"/>
    <draw:marker draw:name="Arrowheads_20_67" draw:display-name="Arrowheads 67" svg:viewBox="0 0 20 20" svg:d="M0 20l10-20 10 20z"/>
    <draw:marker draw:name="Arrowheads_20_68" draw:display-name="Arrowheads 68" svg:viewBox="0 0 20 20" svg:d="M0 20l10-20 10 20z"/>
    <draw:marker draw:name="Arrowheads_20_69" draw:display-name="Arrowheads 69" svg:viewBox="0 0 20 20" svg:d="M0 20l10-20 10 20z"/>
    <draw:marker draw:name="Arrowheads_20_70" draw:display-name="Arrowheads 70" svg:viewBox="0 0 20 20" svg:d="M0 20l10-20 10 20z"/>
    <draw:marker draw:name="Arrowheads_20_72" draw:display-name="Arrowheads 72" svg:viewBox="0 0 20 20" svg:d="M0 20l10-20 10 20z"/>
    <draw:marker draw:name="Arrowheads_20_73" draw:display-name="Arrowheads 73" svg:viewBox="0 0 20 20" svg:d="M0 20l10-20 10 20z"/>
    <draw:marker draw:name="Arrowheads_20_74" draw:display-name="Arrowheads 74" svg:viewBox="0 0 20 20" svg:d="M0 20l10-20 10 20z"/>
    <draw:marker draw:name="Arrowheads_20_75" draw:display-name="Arrowheads 75" svg:viewBox="0 0 20 20" svg:d="M0 20l10-20 10 20z"/>
    <draw:marker draw:name="Arrowheads_20_76" draw:display-name="Arrowheads 76" svg:viewBox="0 0 20 20" svg:d="M0 20l10-20 10 20z"/>
    <draw:marker draw:name="Arrowheads_20_77" draw:display-name="Arrowheads 77" svg:viewBox="0 0 20 20" svg:d="M0 20l10-20 10 20z"/>
    <draw:marker draw:name="Arrowheads_20_78" draw:display-name="Arrowheads 78"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0" draw:display-name="Arrowheads 80" svg:viewBox="0 0 20 20" svg:d="M0 20l10-20 10 20z"/>
    <draw:marker draw:name="Arrowheads_20_81" draw:display-name="Arrowheads 81" svg:viewBox="0 0 20 20" svg:d="M0 20l10-20 10 20z"/>
    <draw:marker draw:name="Arrowheads_20_82" draw:display-name="Arrowheads 82" svg:viewBox="0 0 20 20" svg:d="M0 20l10-20 10 20z"/>
    <draw:marker draw:name="Arrowheads_20_85" draw:display-name="Arrowheads 85"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 draw:display-name="Arrowheads 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3" draw:display-name="Arrowheads 93" svg:viewBox="0 0 20 20" svg:d="M0 20l10-20 10 20z"/>
    <draw:marker draw:name="Arrowheads_20_94" draw:display-name="Arrowheads 94" svg:viewBox="0 0 20 20" svg:d="M0 20l10-20 10 20z"/>
    <draw:marker draw:name="Arrowheads_20_95" draw:display-name="Arrowheads 95" svg:viewBox="0 0 20 20" svg:d="M0 20l10-20 10 20z"/>
    <draw:marker draw:name="Arrowheads_20_96" draw:display-name="Arrowheads 96" svg:viewBox="0 0 20 20" svg:d="M0 20l10-20 10 20z"/>
    <draw:marker draw:name="Arrowheads_20_97" draw:display-name="Arrowheads 97" svg:viewBox="0 0 20 20" svg:d="M0 20l10-20 10 20z"/>
    <draw:marker draw:name="Arrowheads_20_98" draw:display-name="Arrowheads 98" svg:viewBox="0 0 20 20" svg:d="M0 20l10-20 10 20z"/>
    <draw:marker draw:name="Arrowheads_20_99" draw:display-name="Arrowheads 9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b4c7dc"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oblem" style:family="graphic" style:parent-style-name="standard">
      <style:graphic-properties draw:fill="solid" draw:fill-color="#ffa6a6"/>
    </style:style>
    <style:style style:name="Solution_20_Group" style:display-name="Solution Group" style:family="graphic" style:parent-style-name="standard">
      <style:graphic-properties draw:fill="solid" draw:fill-color="#e8f2a1"/>
    </style:style>
    <style:style style:name="Solution" style:family="graphic" style:parent-style-name="standard">
      <style:graphic-properties draw:fill="solid" draw:fill-color="#afd095"/>
    </style:style>
    <style:style style:name="Problem_20_Group" style:display-name="Problem Group" style:family="graphic" style:parent-style-name="standard">
      <style:graphic-properties draw:fill="solid" draw:fill-color="#ffb66c"/>
    </style:style>
    <style:style style:name="Non-Ideal" style:family="graphic" style:parent-style-name="standard">
      <style:graphic-properties draw:fill="solid" draw:fill-color="#ffff38"/>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Todo Assignment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09T11:17:02.700773989</meta:creation-date>
    <dc:date>2022-03-15T15:54:37.267140251</dc:date>
    <meta:editing-duration>PT20H1M22S</meta:editing-duration>
    <meta:editing-cycles>11</meta:editing-cycles>
    <meta:generator>LibreOffice/7.3.1.3$Linux_X86_64 LibreOffice_project/30$Build-3</meta:generator>
    <meta:document-statistic meta:object-count="123"/>
  </office:meta>
</office:document-meta>
</file>